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5.4104in" table:align="left" style:writing-mode="lr-tb"/>
    </style:style>
    <style:style style:name="Table1.A" style:family="table-column">
      <style:table-column-properties style:column-width="1.341in"/>
    </style:style>
    <style:style style:name="Table1.B" style:family="table-column">
      <style:table-column-properties style:column-width="1.1326in"/>
    </style:style>
    <style:style style:name="Table1.C" style:family="table-column">
      <style:table-column-properties style:column-width="0.6139in"/>
    </style:style>
    <style:style style:name="Table1.E" style:family="table-column">
      <style:table-column-properties style:column-width="0.6743in"/>
    </style:style>
    <style:style style:name="Table1.F" style:family="table-column">
      <style:table-column-properties style:column-width="1.0347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Body_20_Text">
      <style:text-properties fo:font-weight="normal" style:font-weight-asian="normal" style:font-weight-complex="normal"/>
    </style:style>
    <style:style style:name="P2" style:family="paragraph" style:parent-style-name="Body_20_Text">
      <style:text-properties fo:font-weight="bold" style:font-weight-asian="bold" style:font-weight-complex="bold"/>
    </style:style>
    <style:style style:name="P3" style:family="paragraph" style:parent-style-name="Bullet" style:list-style-name="L1">
      <style:text-properties fo:font-style="italic" style:font-style-asian="italic" style:font-style-complex="italic"/>
    </style:style>
    <style:style style:name="P4" style:family="paragraph" style:parent-style-name="Bullet_20_First" style:list-style-name="L1"/>
    <style:style style:name="P5" style:family="paragraph" style:parent-style-name="Bullet_20_Last" style:list-style-name="L1"/>
    <style:style style:name="P6" style:family="paragraph" style:parent-style-name="Chapter_20_Number"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64543352">
          <text:insertion>
            <office:change-info>
              <dc:creator>Francis Glassborow</dc:creator>
              <dc:date>2007-06-14T10:32:00</dc:date>
            </office:change-info>
          </text:insertion>
        </text:changed-region>
        <text:changed-region text:id="ct164545392">
          <text:deletion>
            <office:change-info>
              <dc:creator>Francis Glassborow</dc:creator>
              <dc:date>2007-06-14T10:32:00</dc:date>
            </office:change-info>
            <text:p text:style-name="Footnote">is</text:p>
          </text:deletion>
        </text:changed-region>
        <text:changed-region text:id="ct164545584">
          <text:insertion>
            <office:change-info>
              <dc:creator>Francis Glassborow</dc:creator>
              <dc:date>2007-06-14T10:32:00</dc:date>
            </office:change-info>
          </text:insertion>
        </text:changed-region>
        <text:changed-region text:id="ct164545712">
          <text:insertion>
            <office:change-info>
              <dc:creator>Francis Glassborow</dc:creator>
              <dc:date>2007-06-14T10:32:00</dc:date>
            </office:change-info>
          </text:insertion>
        </text:changed-region>
        <text:changed-region text:id="ct164543040">
          <text:deletion>
            <office:change-info>
              <dc:creator>Francis Glassborow</dc:creator>
              <dc:date>2007-06-14T10:32:00</dc:date>
            </office:change-info>
            <text:p text:style-name="Footnote">is</text:p>
          </text:deletion>
        </text:changed-region>
        <text:changed-region text:id="ct164659424">
          <text:deletion>
            <office:change-info>
              <dc:creator>Francis Glassborow</dc:creator>
              <dc:date>2007-06-14T10:32:00</dc:date>
            </office:change-info>
            <text:p text:style-name="Footnote">actually</text:p>
          </text:deletion>
        </text:changed-region>
        <text:changed-region text:id="ct164659552">
          <text:insertion>
            <office:change-info>
              <dc:creator>Francis Glassborow</dc:creator>
              <dc:date>2007-06-14T10:32:00</dc:date>
            </office:change-info>
          </text:insertion>
        </text:changed-region>
        <text:changed-region text:id="ct164659776">
          <text:insertion>
            <office:change-info>
              <dc:creator>Francis Glassborow</dc:creator>
              <dc:date>2007-06-14T10:32:00</dc:date>
            </office:change-info>
          </text:insertion>
        </text:changed-region>
        <text:changed-region text:id="ct164659904">
          <text:deletion>
            <office:change-info>
              <dc:creator>Francis Glassborow</dc:creator>
              <dc:date>2007-06-14T10:32:00</dc:date>
            </office:change-info>
            <text:p text:style-name="Footnote">s</text:p>
          </text:deletion>
        </text:changed-region>
        <text:changed-region text:id="ct164860472">
          <text:insertion>
            <office:change-info>
              <dc:creator>Francis Glassborow</dc:creator>
              <dc:date>2007-06-14T10:33:00</dc:date>
            </office:change-info>
          </text:insertion>
        </text:changed-region>
        <text:changed-region text:id="ct164586656">
          <text:deletion>
            <office:change-info>
              <dc:creator>Francis Glassborow</dc:creator>
              <dc:date>2007-06-14T10:33:00</dc:date>
            </office:change-info>
            <text:p text:style-name="Footnote">is </text:p>
          </text:deletion>
        </text:changed-region>
        <text:changed-region text:id="ct164545808">
          <text:insertion>
            <office:change-info>
              <dc:creator>Francis Glassborow</dc:creator>
              <dc:date>2007-06-14T10:33:00</dc:date>
            </office:change-info>
          </text:insertion>
        </text:changed-region>
        <text:changed-region text:id="ct164860568">
          <text:deletion>
            <office:change-info>
              <dc:creator>Francis Glassborow</dc:creator>
              <dc:date>2007-06-14T10:33:00</dc:date>
            </office:change-info>
            <text:p text:style-name="Footnote">s</text:p>
          </text:deletion>
        </text:changed-region>
        <text:changed-region text:id="ct164545264">
          <text:deletion>
            <office:change-info>
              <dc:creator>Ray Lischner</dc:creator>
              <dc:date>2008-09-11T22:57:00</dc:date>
            </office:change-info>
            <text:p text:style-name="Body_20_Text">specific</text:p>
          </text:deletion>
        </text:changed-region>
        <text:changed-region text:id="ct164542912">
          <text:insertion>
            <office:change-info>
              <dc:creator>Ray Lischner</dc:creator>
              <dc:date>2008-09-11T22:57:00</dc:date>
            </office:change-info>
          </text:insertion>
        </text:changed-region>
        <text:changed-region text:id="ct164658272">
          <text:insertion>
            <office:change-info>
              <dc:creator>Matthew Moodie</dc:creator>
              <dc:date>2007-10-15T16:29:00</dc:date>
            </office:change-info>
          </text:insertion>
        </text:changed-region>
        <text:changed-region text:id="ct164186440">
          <text:insertion>
            <office:change-info>
              <dc:creator>Ray Lischner</dc:creator>
              <dc:date>2008-09-11T22:59:00</dc:date>
            </office:change-info>
          </text:insertion>
        </text:changed-region>
        <text:changed-region text:id="ct164860664">
          <text:deletion>
            <office:change-info>
              <dc:creator>Ray Lischner</dc:creator>
              <dc:date>2008-09-11T22:59:00</dc:date>
            </office:change-info>
            <text:p text:style-name="Body_20_Text">most</text:p>
          </text:deletion>
        </text:changed-region>
        <text:changed-region text:id="ct164159888">
          <text:insertion>
            <office:change-info>
              <dc:creator>Francis Glassborow</dc:creator>
              <dc:date>2007-06-14T10:34:00</dc:date>
            </office:change-info>
          </text:insertion>
        </text:changed-region>
        <text:changed-region text:id="ct164563280">
          <text:deletion>
            <office:change-info>
              <dc:creator>Ray Lischner</dc:creator>
              <dc:date>2008-09-11T23:00:00</dc:date>
            </office:change-info>
            <text:p text:style-name="Body_20_Text">.</text:p>
          </text:deletion>
        </text:changed-region>
        <text:changed-region text:id="ct164560064">
          <text:deletion>
            <office:change-info>
              <dc:creator>Ray Lischner</dc:creator>
              <dc:date>2008-09-11T23:00:00</dc:date>
            </office:change-info>
            <text:p text:style-name="Body_20_Text"><office:annotation><dc:creator>FWG</dc:creator><dc:date>2007-06-14T00:00:00</dc:date><text:p>I expect all major implementors to support the library extendsions by 2010 at the latest. I also expect much of the rest to be supported pretty quickly as we have been requiring proof of implementation before adding things to the C++ Standard.</text:p><text:p/></office:annotation></text:p>
          </text:deletion>
        </text:changed-region>
        <text:changed-region text:id="ct164579032">
          <text:deletion>
            <office:change-info>
              <dc:creator>Ray Lischner</dc:creator>
              <dc:date>2008-09-11T23:00:00</dc:date>
            </office:change-info>
            <text:p text:style-name="Body_20_Text"><text:s/>I don’t expect the new C++ revision to become widespread until the next decade (2010s)</text:p>
          </text:deletion>
        </text:changed-region>
        <text:changed-region text:id="ct164498624">
          <text:deletion>
            <office:change-info>
              <dc:creator>Ray Lischner</dc:creator>
              <dc:date>2008-09-11T23:04:00</dc:date>
            </office:change-info>
            <text:p text:style-name="Body_20_Text"><text:s/>On the other hand, you have plenty of time. The standardization process is slow, and once the new standard is approved, vendors will need time to enhance their tools.</text:p>
          </text:deletion>
        </text:changed-region>
        <text:changed-region text:id="ct164492776">
          <text:insertion>
            <office:change-info>
              <dc:creator>Matthew Moodie</dc:creator>
              <dc:date>2007-10-15T17:51:00</dc:date>
            </office:change-info>
          </text:insertion>
        </text:changed-region>
        <text:changed-region text:id="ct164934752">
          <text:insertion>
            <office:change-info>
              <dc:creator>Francis Glassborow</dc:creator>
              <dc:date>2007-06-14T10:42:00</dc:date>
            </office:change-info>
          </text:insertion>
        </text:changed-region>
        <text:changed-region text:id="ct164625992">
          <text:deletion>
            <office:change-info>
              <dc:creator>Francis Glassborow</dc:creator>
              <dc:date>2007-06-14T10:41:00</dc:date>
            </office:change-info>
            <text:p text:style-name="Body_20_Text">s.</text:p>
          </text:deletion>
        </text:changed-region>
        <text:changed-region text:id="ct164626208">
          <text:deletion>
            <office:change-info>
              <dc:creator>Francis Glassborow</dc:creator>
              <dc:date>2007-06-14T10:42:00</dc:date>
            </office:change-info>
            <text:p text:style-name="Body_20_Text">emember</text:p>
          </text:deletion>
        </text:changed-region>
        <text:changed-region text:id="ct164618360">
          <text:insertion>
            <office:change-info>
              <dc:creator>Matthew Moodie</dc:creator>
              <dc:date>2007-10-16T10:18:00</dc:date>
            </office:change-info>
          </text:insertion>
        </text:changed-region>
        <text:changed-region text:id="ct164605976">
          <text:insertion>
            <office:change-info>
              <dc:creator>Matthew Moodie</dc:creator>
              <dc:date>2007-10-16T12:33:00</dc:date>
            </office:change-info>
          </text:insertion>
        </text:changed-region>
        <text:changed-region text:id="ct164284848">
          <text:insertion>
            <office:change-info>
              <dc:creator>Francis Glassborow</dc:creator>
              <dc:date>2007-06-14T10:43:00</dc:date>
            </office:change-info>
          </text:insertion>
        </text:changed-region>
        <text:changed-region text:id="ct164296408">
          <text:insertion>
            <office:change-info>
              <dc:creator>Ray Lischner</dc:creator>
              <dc:date>2008-09-07T20:10: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ploration <text:variable-set text:name="chapter" office:value-type="float" office:value="51" style:data-style-name="N0">51</text:variable-set></text:p>
      <text:p text:style-name="Chapter_20_Title">Containers</text:p>
      <text:p text:style-name="Body_20_Text_20_First">So far, the only standard containers you’ve used have been <text:span text:style-name="Code_20_Inline">vector</text:span> and <text:span text:style-name="Code_20_Inline">map</text:span>. I mentioned <text:span text:style-name="Code_20_Inline">list</text:span> briefly in Exploration 42, but never went into depth. This exploration introduces the remaining containers and discusses the general nature of containers. When third-party libraries implement additional containers, they usually follow the pattern set down by the standard library, and make their containers follow the same requirements.</text:p>
      <text:p text:style-name="Heading_20_1">Properties of Containers</text:p>
      <text:p text:style-name="Body_20_Text_20_First">The container types implement common data structures, e.g., trees, lists, arrays, and so on. They all serve the common purpose of storing a collection of similar objects in a single container object. You can treat the container as a single entity: compare it, copy it, assign it, and so on; and you can access the individual items in the container. What distinguishes one container type from another is how the container stores its items, which in turn affects the speed of accessing and modifying items in the container.</text:p>
      <text:p text:style-name="Body_20_Text">All the containers fall into two broad categories: sequence and associative. The difference is that you can control the order of items in a sequence container, but not in an associative container. As a result, associative containers offer improved performance for accessing and modifying their contents. The standard sequence containers are <text:span text:style-name="Code_20_Inline">array</text:span><text:note text:id="ftn1" text:note-class="footnote"><text:note-citation text:label="*">*</text:note-citation><text:note-body><text:p text:style-name="Footnote">Th<text:change-start text:change-id="ct164543352"/>ese<text:change-end text:change-id="ct164543352"/><text:change text:change-id="ct164545392"/> type<text:change-start text:change-id="ct164545584"/>s<text:change-end text:change-id="ct164545584"/> <text:change-start text:change-id="ct164545712"/>are<text:change-end text:change-id="ct164545712"/><text:change text:change-id="ct164543040"/> not <text:change text:change-id="ct164659424"/><text:change-start text:change-id="ct164659552"/>yet<text:change-end text:change-id="ct164659552"/> part of the <text:change-start text:change-id="ct164659776"/>S<text:change-end text:change-id="ct164659776"/><text:change text:change-id="ct164659904"/>tandard, but <text:change-start text:change-id="ct164860472"/>are <text:change-end text:change-id="ct164860472"/><text:change text:change-id="ct164586656"/>defined by an addition to the <text:change-start text:change-id="ct164545808"/>S<text:change-end text:change-id="ct164545808"/><text:change text:change-id="ct164860568"/>tandard, called Technical Report 1 (TR1). See the section, Technical Report 1, later in this chapter for details.</text:p></text:note-body></text:note>(fixed-size), <text:span text:style-name="Code_20_Inline">deque</text:span> (double-ended queue), <text:span text:style-name="Code_20_Inline">list</text:span> (doubly-linked list), and <text:span text:style-name="Code_20_Inline">vector</text:span> (variable-length array).</text:p>
      <text:p text:style-name="Body_20_Text">The associative containers have two subcategories: ordered and unordered*. Ordered containers store keys in a <text:change text:change-id="ct164545264"/><text:change-start text:change-id="ct164542912"/>data-dependent<text:change-end text:change-id="ct164542912"/> order<text:change-start text:change-id="ct164658272"/><office:annotation><dc:date>2007-10-15T00:00:00</dc:date><text:p>[MM]How does this differ from a sequence container? Make it clear, as they are sounding similar just now.</text:p></office:annotation><text:change-end text:change-id="ct164658272"/>, given by the <text:span text:style-name="Code_20_Inline">&lt;</text:span> operator or a caller-supplied functor. Although the standard does not specify any particular implementation, the complexity requirements pretty much dictate that ordered associative containers are implemented as balanced binary trees. Unordered containers store keys in a hash table, so the order is unimportant to your code and is subject to change as you add items to the container.</text:p>
      <text:p text:style-name="Body_20_Text">Another way to divide the associative containers is into sets and maps. Sets are like mathematical sets: they have members and can test for membership. Maps are like sets that store key/value pairs. Sets and maps can require unique keys or permit duplicate keys. The set types are <text:span text:style-name="Code_20_Inline">set</text:span> (unique key, ordered), <text:span text:style-name="Code_20_Inline">multiset</text:span> (duplicate key, ordered), <text:span text:style-name="Code_20_Inline">unordered_set</text:span>*, and <text:span text:style-name="Code_20_Inline">unordered_multiset</text:span>*<text:span text:style-name="Code_20_Inline">.</text:span> The map types are <text:span text:style-name="Code_20_Inline">map</text:span>, <text:span text:style-name="Code_20_Inline">multimap</text:span>, <text:span text:style-name="Code_20_Inline">unordered_map</text:span>*, and <text:span text:style-name="Code_20_Inline">unordered_multimap</text:span>*.</text:p>
      <text:p text:style-name="Body_20_Text">Different containers have different characteristics. For example, <text:span text:style-name="Code_20_Inline">vector</text:span> permits rapid access to any item, but insertion in the middle is slow. A <text:span text:style-name="Code_20_Inline">list</text:span>, on the other hand, offers rapid insertion and erasure of any item, but provides only bidirectional iterators, not random access.</text:p>
      <text:p text:style-name="Body_20_Text">The C++ standard defines container characteristics in terms of <text:span text:style-name="T1">complexity</text:span><text:span text:style-name="T2">, <text:s/>which is written in big-O notation. Remember from you introductory algorithms course that </text:span><text:span text:style-name="T1">O</text:span><text:span text:style-name="T2">(1) is constant complexity, but without any indication of what the constant might be. </text:span><text:span text:style-name="T1">O</text:span><text:span text:style-name="T2">(</text:span><text:span text:style-name="T1">n</text:span><text:span text:style-name="T2">) is linear </text:span><text:soft-page-break/><text:span text:style-name="T2">complexity: if the container has </text:span><text:span text:style-name="T1">n</text:span><text:span text:style-name="T2"> items, performing an </text:span><text:span text:style-name="T1">O</text:span><text:span text:style-name="T2">(</text:span><text:span text:style-name="T1">n</text:span><text:span text:style-name="T2">) operation takes time proportional to </text:span><text:span text:style-name="T1">n</text:span><text:span text:style-name="T2">. Operations on sorted data are often logarithmic: </text:span><text:span text:style-name="T1">O</text:span><text:span text:style-name="T2">(log </text:span><text:span text:style-name="T1">n</text:span><text:span text:style-name="T2">).</text:span></text:p>
      <text:p text:style-name="Body_20_Text">Table <text:variable-get text:name="chapter" office:value-type="float" style:data-style-name="N0">51</text:variable-get>-<text:reference-ref text:reference-format="text" text:ref-name="containers_table">1</text:reference-ref> summarizes all the containers and their characteristics. The Insert, Erase, and Lookup columns show the average-case complexity for these operations, where N is the number of elements in the container. Lookup for a sequence container means looking for an item at a particular index; for an associative container, it means looking for a specific item by value. “No” means the container does not support that operation at all.</text:p>
      <text:p text:style-name="Table_20_Caption">Table <text:variable-get text:name="chapter" office:value-type="float" style:data-style-name="N0">51</text:variable-get>-<text:reference-mark-start text:name="containers_table"/><text:sequence text:ref-name="refTable0" text:name="Table" text:formula="ooow:Table+1" style:num-format="1">1</text:sequence><text:reference-mark-end text:name="containers_table"/>. Summary of containers and their characteristics</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office:value-type="string">
              <text:p text:style-name="Table_20_Head">Type</text:p>
            </table:table-cell>
            <table:table-cell table:style-name="Table1.A1" office:value-type="string">
              <text:p text:style-name="Table_20_Head">Header</text:p>
            </table:table-cell>
            <table:table-cell table:style-name="Table1.A1" office:value-type="string">
              <text:p text:style-name="Table_20_Head">Insert</text:p>
            </table:table-cell>
            <table:table-cell table:style-name="Table1.A1" office:value-type="string">
              <text:p text:style-name="Table_20_Head">Erase</text:p>
            </table:table-cell>
            <table:table-cell table:style-name="Table1.A1" office:value-type="string">
              <text:p text:style-name="Table_20_Head">Lookup</text:p>
            </table:table-cell>
            <table:table-cell table:style-name="Table1.F1" office:value-type="string">
              <text:p text:style-name="Table_20_Head">Iterator</text:p>
            </table:table-cell>
          </table:table-row>
        </table:table-header-rows>
        <table:table-row>
          <table:table-cell table:style-name="Table1.A2" office:value-type="string">
            <text:p text:style-name="Table_20_Text"><text:span text:style-name="Code_20_Inline">array</text:span></text:p>
          </table:table-cell>
          <table:table-cell table:style-name="Table1.A2" office:value-type="string">
            <text:p text:style-name="Table_20_Text"><text:span text:style-name="Code_20_Inline">&lt;array&gt;</text:span></text:p>
          </table:table-cell>
          <table:table-cell table:style-name="Table1.A2" office:value-type="string">
            <text:p text:style-name="Table_20_Text">No</text:p>
          </table:table-cell>
          <table:table-cell table:style-name="Table1.A2" office:value-type="string">
            <text:p text:style-name="Table_20_Text">No</text:p>
          </table:table-cell>
          <table:table-cell table:style-name="Table1.A2" office:value-type="string">
            <text:p text:style-name="Table_20_Text"><text:span text:style-name="T1">O</text:span>(1)</text:p>
          </table:table-cell>
          <table:table-cell table:style-name="Table1.F2" office:value-type="string">
            <text:p text:style-name="Table_20_Text">Random Access</text:p>
          </table:table-cell>
        </table:table-row>
        <table:table-row>
          <table:table-cell table:style-name="Table1.A2" office:value-type="string">
            <text:p text:style-name="Table_20_Text"><text:span text:style-name="Code_20_Inline">deque</text:span></text:p>
          </table:table-cell>
          <table:table-cell table:style-name="Table1.A2" office:value-type="string">
            <text:p text:style-name="Table_20_Text"><text:span text:style-name="Code_20_Inline">&lt;deque&gt;</text:span></text:p>
          </table:table-cell>
          <table:table-cell table:style-name="Table1.A2" office:value-type="string">
            <text:p text:style-name="Table_20_Text"><text:span text:style-name="T1">O</text:span>(<text:span text:style-name="T1">N</text:span>)*</text:p>
          </table:table-cell>
          <table:table-cell table:style-name="Table1.A2" office:value-type="string">
            <text:p text:style-name="Table_20_Text"><text:span text:style-name="T1">O</text:span>(<text:span text:style-name="T1">N</text:span>)*</text:p>
          </table:table-cell>
          <table:table-cell table:style-name="Table1.A2" office:value-type="string">
            <text:p text:style-name="Table_20_Text"><text:span text:style-name="T1">O</text:span>(1)</text:p>
          </table:table-cell>
          <table:table-cell table:style-name="Table1.F2" office:value-type="string">
            <text:p text:style-name="Table_20_Text">Random Access</text:p>
          </table:table-cell>
        </table:table-row>
        <table:table-row>
          <table:table-cell table:style-name="Table1.A2" office:value-type="string">
            <text:p text:style-name="Table_20_Text"><text:span text:style-name="Code_20_Inline">list</text:span></text:p>
          </table:table-cell>
          <table:table-cell table:style-name="Table1.A2" office:value-type="string">
            <text:p text:style-name="Table_20_Text"><text:span text:style-name="Code_20_Inline">&lt;list&gt;</text:span></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text:span text:style-name="T1">N</text:span>)</text:p>
          </table:table-cell>
          <table:table-cell table:style-name="Table1.F2" office:value-type="string">
            <text:p text:style-name="Table_20_Text">Bidirectional</text:p>
          </table:table-cell>
        </table:table-row>
        <table:table-row>
          <table:table-cell table:style-name="Table1.A2" office:value-type="string">
            <text:p text:style-name="Table_20_Text"><text:span text:style-name="Code_20_Inline">map</text:span></text:p>
          </table:table-cell>
          <table:table-cell table:style-name="Table1.A2" office:value-type="string">
            <text:p text:style-name="Table_20_Text"><text:span text:style-name="Code_20_Inline">&lt;map&gt;</text:span></text:p>
          </table:table-cell>
          <table:table-cell table:style-name="Table1.A2" office:value-type="string">
            <text:p text:style-name="Table_20_Text"><text:span text:style-name="T1">O</text:span>(log <text:span text:style-name="T1">N</text:span>)</text:p>
          </table:table-cell>
          <table:table-cell table:style-name="Table1.A2" office:value-type="string">
            <text:p text:style-name="Table_20_Text"><text:span text:style-name="T1">O</text:span>(log <text:span text:style-name="T1">N</text:span>)</text:p>
          </table:table-cell>
          <table:table-cell table:style-name="Table1.A2" office:value-type="string">
            <text:p text:style-name="Table_20_Text"><text:span text:style-name="T1">O</text:span>(log <text:span text:style-name="T1">N</text:span>)</text:p>
          </table:table-cell>
          <table:table-cell table:style-name="Table1.F2" office:value-type="string">
            <text:p text:style-name="Table_20_Text">Bidirectional</text:p>
          </table:table-cell>
        </table:table-row>
        <table:table-row>
          <table:table-cell table:style-name="Table1.A2" office:value-type="string">
            <text:p text:style-name="Table_20_Text"><text:span text:style-name="Code_20_Inline">multimap</text:span></text:p>
          </table:table-cell>
          <table:table-cell table:style-name="Table1.A2" office:value-type="string">
            <text:p text:style-name="Table_20_Text"><text:span text:style-name="Code_20_Inline">&lt;map&gt;</text:span></text:p>
          </table:table-cell>
          <table:table-cell table:style-name="Table1.A2" office:value-type="string">
            <text:p text:style-name="Table_20_Text"><text:span text:style-name="T1">O</text:span>(log <text:span text:style-name="T1">N</text:span>)</text:p>
          </table:table-cell>
          <table:table-cell table:style-name="Table1.A2" office:value-type="string">
            <text:p text:style-name="Table_20_Text"><text:span text:style-name="T1">O</text:span>(log <text:span text:style-name="T1">N</text:span>)</text:p>
          </table:table-cell>
          <table:table-cell table:style-name="Table1.A2" office:value-type="string">
            <text:p text:style-name="Table_20_Text"><text:span text:style-name="T1">O</text:span>(log <text:span text:style-name="T1">N</text:span>)</text:p>
          </table:table-cell>
          <table:table-cell table:style-name="Table1.F2" office:value-type="string">
            <text:p text:style-name="Table_20_Text">Bidirectional</text:p>
          </table:table-cell>
        </table:table-row>
        <table:table-row>
          <table:table-cell table:style-name="Table1.A2" office:value-type="string">
            <text:p text:style-name="Table_20_Text"><text:span text:style-name="Code_20_Inline">multiset</text:span></text:p>
          </table:table-cell>
          <table:table-cell table:style-name="Table1.A2" office:value-type="string">
            <text:p text:style-name="Table_20_Text"><text:span text:style-name="Code_20_Inline">&lt;set&gt;</text:span></text:p>
          </table:table-cell>
          <table:table-cell table:style-name="Table1.A2" office:value-type="string">
            <text:p text:style-name="Table_20_Text"><text:span text:style-name="T1">O</text:span>(log <text:span text:style-name="T1">N</text:span>)</text:p>
          </table:table-cell>
          <table:table-cell table:style-name="Table1.A2" office:value-type="string">
            <text:p text:style-name="Table_20_Text"><text:span text:style-name="T1">O</text:span>(log <text:span text:style-name="T1">N</text:span>)</text:p>
          </table:table-cell>
          <table:table-cell table:style-name="Table1.A2" office:value-type="string">
            <text:p text:style-name="Table_20_Text"><text:span text:style-name="T1">O</text:span>(log <text:span text:style-name="T1">N</text:span>)</text:p>
          </table:table-cell>
          <table:table-cell table:style-name="Table1.F2" office:value-type="string">
            <text:p text:style-name="Table_20_Text">Bidirectional</text:p>
          </table:table-cell>
        </table:table-row>
        <table:table-row>
          <table:table-cell table:style-name="Table1.A2" office:value-type="string">
            <text:p text:style-name="Table_20_Text"><text:span text:style-name="Code_20_Inline">unordered_map</text:span></text:p>
          </table:table-cell>
          <table:table-cell table:style-name="Table1.A2" office:value-type="string">
            <text:p text:style-name="Table_20_Text"><text:span text:style-name="Code_20_Inline">&lt;unordered_map&gt;</text:span></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F2" office:value-type="string">
            <text:p text:style-name="Table_20_Text">Forward</text:p>
          </table:table-cell>
        </table:table-row>
        <table:table-row>
          <table:table-cell table:style-name="Table1.A2" office:value-type="string">
            <text:p text:style-name="Table_20_Text"><text:span text:style-name="Code_20_Inline">unordered_multimap</text:span></text:p>
          </table:table-cell>
          <table:table-cell table:style-name="Table1.A2" office:value-type="string">
            <text:p text:style-name="Table_20_Text"><text:span text:style-name="Code_20_Inline">&lt;unordered_map&gt;</text:span></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F2" office:value-type="string">
            <text:p text:style-name="Table_20_Text">Forward</text:p>
          </table:table-cell>
        </table:table-row>
        <table:table-row>
          <table:table-cell table:style-name="Table1.A2" office:value-type="string">
            <text:p text:style-name="Table_20_Text"><text:span text:style-name="Code_20_Inline">unordered_multiset</text:span></text:p>
          </table:table-cell>
          <table:table-cell table:style-name="Table1.A2" office:value-type="string">
            <text:p text:style-name="Table_20_Text"><text:span text:style-name="Code_20_Inline">&lt;unordered_set&gt;</text:span></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F2" office:value-type="string">
            <text:p text:style-name="Table_20_Text">Forward</text:p>
          </table:table-cell>
        </table:table-row>
        <table:table-row>
          <table:table-cell table:style-name="Table1.A2" office:value-type="string">
            <text:p text:style-name="Table_20_Text"><text:span text:style-name="Code_20_Inline">unordered_set</text:span></text:p>
          </table:table-cell>
          <table:table-cell table:style-name="Table1.A2" office:value-type="string">
            <text:p text:style-name="Table_20_Text"><text:span text:style-name="Code_20_Inline">&lt;unordered_set&gt;</text:span></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A2" office:value-type="string">
            <text:p text:style-name="Table_20_Text"><text:span text:style-name="T1">O</text:span>(1)</text:p>
          </table:table-cell>
          <table:table-cell table:style-name="Table1.F2" office:value-type="string">
            <text:p text:style-name="Table_20_Text">Forward</text:p>
          </table:table-cell>
        </table:table-row>
        <table:table-row>
          <table:table-cell table:style-name="Table1.A2" office:value-type="string">
            <text:p text:style-name="Table_20_Text"><text:span text:style-name="Code_20_Inline">set</text:span></text:p>
          </table:table-cell>
          <table:table-cell table:style-name="Table1.A2" office:value-type="string">
            <text:p text:style-name="Table_20_Text"><text:span text:style-name="Code_20_Inline">&lt;set&gt;</text:span></text:p>
          </table:table-cell>
          <table:table-cell table:style-name="Table1.A2" office:value-type="string">
            <text:p text:style-name="Table_20_Text"><text:span text:style-name="T1">O</text:span>(log <text:span text:style-name="T1">N</text:span>)</text:p>
          </table:table-cell>
          <table:table-cell table:style-name="Table1.A2" office:value-type="string">
            <text:p text:style-name="Table_20_Text"><text:span text:style-name="T1">O</text:span>(log <text:span text:style-name="T1">N</text:span>)</text:p>
          </table:table-cell>
          <table:table-cell table:style-name="Table1.A2" office:value-type="string">
            <text:p text:style-name="Table_20_Text"><text:span text:style-name="T1">O</text:span>(log <text:span text:style-name="T1">N</text:span>)</text:p>
          </table:table-cell>
          <table:table-cell table:style-name="Table1.F2" office:value-type="string">
            <text:p text:style-name="Table_20_Text">Bidirectional</text:p>
          </table:table-cell>
        </table:table-row>
        <table:table-row>
          <table:table-cell table:style-name="Table1.A2" office:value-type="string">
            <text:p text:style-name="Table_20_Text"><text:span text:style-name="Code_20_Inline">vector</text:span></text:p>
          </table:table-cell>
          <table:table-cell table:style-name="Table1.A2" office:value-type="string">
            <text:p text:style-name="Table_20_Text"><text:span text:style-name="Code_20_Inline">&lt;vector&gt;</text:span></text:p>
          </table:table-cell>
          <table:table-cell table:style-name="Table1.A2" office:value-type="string">
            <text:p text:style-name="Table_20_Text"><text:span text:style-name="T1">O</text:span>(<text:span text:style-name="T1">N</text:span>)*</text:p>
          </table:table-cell>
          <table:table-cell table:style-name="Table1.A2" office:value-type="string">
            <text:p text:style-name="Table_20_Text"><text:span text:style-name="T1">O</text:span>(<text:span text:style-name="T1">N</text:span>)*</text:p>
          </table:table-cell>
          <table:table-cell table:style-name="Table1.A2" office:value-type="string">
            <text:p text:style-name="Table_20_Text"><text:span text:style-name="T1">O</text:span>(1)</text:p>
          </table:table-cell>
          <table:table-cell table:style-name="Table1.F2" office:value-type="string">
            <text:p text:style-name="Table_20_Text">Random Access</text:p>
          </table:table-cell>
        </table:table-row>
      </table:table>
      <text:p text:style-name="Table_20_Footnote">*Complexity is O(N) for insertion and erasure in the middle of the container, but is O(1) at the end of the container, when amortized over many operations. A deque also allows amortized O(1) insertion and erasure at the beginning of the container.</text:p>
      <text:p text:style-name="Heading_20_1">Technical Report 1</text:p>
      <text:p text:style-name="Body_20_Text_20_First">The <text:span text:style-name="Code_20_Inline">array</text:span> and unordered types are not actually part of the standard library. Instead, they are part of a library extension called TR1 (Technical Report 1). TR1 is the work of the C++ standardization committee, and it has gone through an ISO approval process. In ISO-parlance, TR1 is non-normative, which means support is not mandatory. It is recommended, but not required.</text:p>
      <text:p text:style-name="Body_20_Text">TR1 was approved in 2005, and as I write this, only one vendor offers a complete implementation of TR1. That’s not surprising because TR1 is large and includes many specialized mathematical functions, which are tricky to get right. Don’t be surprised if <text:change-start text:change-id="ct164186440"/>some<text:change-end text:change-id="ct164186440"/><text:change text:change-id="ct164860664"/> vendors never get around to supporting the entirety of TR1<text:change-start text:change-id="ct164159888"/><office:annotation><dc:creator>FWG</dc:creator><dc:date>2007-06-14T00:00:00</dc:date><text:p>With the exception of the special math functions the whole of TR1 (with defects corrected) has been added to the next release of the C++ Standard due for release in 2009 so I would be surprised if they were not supported by all vendors.</text:p></office:annotation><text:change-end text:change-id="ct164159888"/>. I do expect, however, that most vendors will offer partial TR1 support, especially for the new containers and some other parts of T<text:soft-page-break/>R1 that are easy to implement. Even if your particular library does not include any TR1 extensions, you can easily find other implementations of <text:span text:style-name="Code_20_Inline">array</text:span> and the unordered containers. The book’s web site has some helpful links.</text:p>
      <text:p text:style-name="Body_20_Text">Names in TR1 are in the <text:span text:style-name="Code_20_Inline">std::tr1</text:span> namespace. Each vendor is free to organize TR1 headers in a way that best suits the vendor, so writing portable code to use TR1 is problematic. If you cannot compile the listings, and you know you have TR1 installed, try inserting <text:span text:style-name="Code_20_Inline">tr1/</text:span> before the file name, that is, where I have written:</text:p>
      <text:p text:style-name="Code_20_Single"><text:hidden-text text:condition="ooow:" text:string-value=".func" text:is-hidden="true"/>#include &lt;array&gt;</text:p>
      <text:p text:style-name="Body_20_Text_20_Cont">you might need to change it to:</text:p>
      <text:p text:style-name="Code_20_Single"><text:hidden-text text:condition="ooow:" text:string-value=".func" text:is-hidden="true"/>#include &lt;tr1/array&gt;</text:p>
      <text:p text:style-name="Body_20_Text">As I write this, the C++ committee is hard at work on the next major revision to the C++ standard as well as another technical report (TR2). Much of TR1 will become part of the revised standard. Some parts are undergoing improvement, based on practical experience with TR1, but I expect the new containers to come through pretty much unscathed. Therefore, anything you learn now about the TR1 containers will apply to the standard containers when the new revision is finally approved <text:s/>and products become widespread. That’s why it’s a good idea to start learning about TR1 now.<text:change text:change-id="ct164563280"/><text:change text:change-id="ct164560064"/><text:change text:change-id="ct164579032"/><text:change text:change-id="ct164498624"/></text:p>
      <text:p text:style-name="Body_20_Text">Enough about the future. This book is about today’s standard, and the emphasis is on the official standard. So I made sure the TR1 sections are all optional. You can skip them if you wish or need to, and still make full use of the rest of the book. On the other hand, TR1 is available today (at least in part), and I highly recommend that you avail yourself of its features. I will mention other useful TR1 extensions when the occasion arises. If, however, you cannot obtain TR1 for your compiler and library (or your organization’s standards prevent you), you can still get by just fine with the current standard, and feel free to skip over the TR1 sections.</text:p>
      <text:p text:style-name="Heading_20_1">Member Types</text:p>
      <text:p text:style-name="Body_20_Text_20_First">Every container provides a number of useful types and typedefs as members of the container. This section makes frequent use of several of them:</text:p>
      <text:p text:style-name="Glossary_20_Head">value_type</text:p>
      <text:p text:style-name="Glossary_20_Text">Is a synonym for the type that the container stores. For example, <text:span text:style-name="Code_20_Inline">value_type</text:span> for <text:s/><text:span text:style-name="Code_20_Inline">vector&lt;double&gt;</text:span> is <text:span text:style-name="Code_20_Inline">double</text:span> and <text:span text:style-name="Code_20_Inline">std::list&lt;char&gt;::value_type</text:span> is <text:span text:style-name="Code_20_Inline">char</text:span>. Using a standard typedef makes it easier to write and read container code. The rest of this exploration uses <text:span text:style-name="Code_20_Inline">value_type</text:span> extensively.</text:p>
      <text:p text:style-name="Glossary_20_Text">The mapped containers store key/value pairs, so <text:span text:style-name="Code_20_Inline">value_type</text:span> for <text:span text:style-name="Code_20_Inline">map&lt;Key,</text:span> <text:span text:style-name="Code_20_Inline">T&gt;</text:span> (and <text:span text:style-name="Code_20_Inline">multimap</text:span>, <text:span text:style-name="Code_20_Inline">unordered_map</text:span>, and <text:span text:style-name="Code_20_Inline">unordered_multimap</text:span>) is <text:span text:style-name="Code_20_Inline">std::pair&lt;const</text:span> <text:span text:style-name="Code_20_Inline">Key,</text:span> <text:span text:style-name="Code_20_Inline">T&gt;</text:span>.</text:p>
      <text:p text:style-name="Glossary_20_Head">key_type</text:p>
      <text:p text:style-name="Glossary_20_Text">The associative containers declare <text:span text:style-name="Code_20_Inline">key_type</text:span> as a typedef for the template parameter, e.g., <text:span text:style-name="Code_20_Inline">map&lt;int,</text:span> <text:span text:style-name="Code_20_Inline">double&gt;::key_type</text:span> is <text:span text:style-name="Code_20_Inline">int</text:span>. For the set types, <text:span text:style-name="Code_20_Inline">key_type</text:span> and <text:span text:style-name="Code_20_Inline">value_type</text:span> are the same.</text:p>
      <text:p text:style-name="Glossary_20_Head"><text:soft-page-break/>reference</text:p>
      <text:p text:style-name="Glossary_20_Text">Is a synonym for a reference to <text:span text:style-name="Code_20_Inline">value_type</text:span>. Except in very rare cases, <text:span text:style-name="Code_20_Inline">reference</text:span> is identical to <text:span text:style-name="Code_20_Inline">value_type&amp;</text:span>.</text:p>
      <text:p text:style-name="Glossary_20_Head">const_reference</text:p>
      <text:p text:style-name="Glossary_20_Text">Is a synonym for a reference to <text:span text:style-name="Code_20_Inline">const</text:span> <text:span text:style-name="Code_20_Inline">value_type</text:span>. Except in very rare cases, <text:span text:style-name="Code_20_Inline">const_reference</text:span> is identical to <text:span text:style-name="Code_20_Inline">value_type</text:span> <text:span text:style-name="Code_20_Inline">const&amp;</text:span>.</text:p>
      <text:p text:style-name="Glossary_20_Head">iterator</text:p>
      <text:p text:style-name="Glossary_20_Text">Is the iterator type. It might be a typedef, but more likely, it is a class, the definition of which is implementation-dependent. All that matters is that this type meets the requirements of an iterator. Each container type specifies the iterator category that it implements.</text:p>
      <text:p text:style-name="Glossary_20_Head">const_iterator</text:p>
      <text:p text:style-name="Glossary_20_Text">Is the iterator type for <text:span text:style-name="Code_20_Inline">const</text:span> items. It might be a typedef, but more likely, it is a class, the definition of which is implementation-dependent. All that matters is that this type meets the requirements of an iterator of <text:span text:style-name="Code_20_Inline">const</text:span> items. Each container type specifies the iterator category that it implements.</text:p>
      <text:p text:style-name="Glossary_20_Head">size_type</text:p>
      <text:p text:style-name="Glossary_20_Text">Is a typedef for one of the built-in integer types (which one depends on the implementation). It represents an index for a sequence container, or a container size.</text:p>
      <text:p text:style-name="Heading_20_1">What Can Go Into a Container</text:p>
      <text:p text:style-name="Body_20_Text_20_First">In order to store an item in a container, the item’s type must meet some basic requirements. You must be able to copy and assign the item. For the built-in types, you get that automatically. For a class type, you usually get that. The compiler even writes the copy constructor and assignment operator for you. It’s possible, however, for you to write them yourself in the private part of a class. In that case, the constructor or assignment operator is <text:span text:style-name="T1">inaccessible</text:span>, so the container cannot copy or assign items, and you can’t store items in a container.</text:p>
      <text:p text:style-name="Body_20_Text">The copy constructor and assignment operators must make accurate copies. That is, the newly constructed object or the target of the assignment must be the same as the original, at least as far as the container is concerned. The compiler’s implicitly defined constructor and assignment operator usually manage to make good copies, but some specialized classes might violate this requirement, and so prevent you from storing such objects in a container.</text:p>
      <text:p text:style-name="Body_20_Text">Sequence containers themselves do not need to compare items for equality; they just assume that copies are identical to the original and freely make copies and assign items whenever they need to.</text:p>
      <text:p text:style-name="Body_20_Text">Ordered associative containers require an ordering functor. By default, they use a standard functor called <text:span text:style-name="Code_20_Inline">std::less&lt;T&gt;</text:span> (where <text:span text:style-name="Code_20_Inline">T</text:span> is the same base type as the container uses), which in turn uses the <text:span text:style-name="Code_20_Inline">&lt;</text:span> operator. You can supply a custom functor, provided it implements <text:span text:style-name="T1">strict weak ordering</text:span><text:span text:style-name="T2">, which means:</text:span></text:p>
      <text:list text:style-name="L1">
        <text:list-item>
          <text:p text:style-name="P4">if <text:span text:style-name="T1">a</text:span> &lt; <text:span text:style-name="T1">b</text:span> and <text:span text:style-name="T1">b</text:span> &lt; <text:span text:style-name="T1">c</text:span>, then <text:span text:style-name="T1">a</text:span> &lt; <text:span text:style-name="T1">c</text:span></text:p>
        </text:list-item>
        <text:list-item>
          <text:p text:style-name="P3">a<text:span text:style-name="T2"> &lt; </text:span>a<text:span text:style-name="T2"> is always false</text:span></text:p>
        </text:list-item>
        <text:list-item>
          <text:p text:style-name="P5"><text:soft-page-break/>the order does not change after an item is stored in a container</text:p>
        </text:list-item>
      </text:list>
      <text:p text:style-name="Body_20_Text_20_Cont">A common error among new C++ programmers is to violate rule 2, typically by implementing <text:span text:style-name="Code_20_Inline">&lt;=</text:span> instead of <text:span text:style-name="Code_20_Inline">&lt;</text:span>. Violations of the strict weak ordering rule result in undefined behavior. Some libraries have a debugging mode that checks your functor to ensure it is valid. If your library has such a mode, use it.</text:p>
      <text:p text:style-name="Body_20_Text">Unordered associative containers need a hash functor and an equality functor. The default hash functor is <text:span text:style-name="Code_20_Inline">std::tr1::hash&lt;T&gt;</text:span>. TR1 provides specializations for the built-in types and <text:span text:style-name="Code_20_Inline">string</text:span>. If you store a custom class in an unordered container, you need to provide your own hash functor. The simplest way to do that is to specialize <text:span text:style-name="Code_20_Inline">hash</text:span>. Listing <text:variable-get text:name="chapter" office:value-type="float" style:data-style-name="N0">51</text:variable-get>-<text:reference-ref text:reference-format="text" text:ref-name="hash_rational_code">1</text:reference-ref> shows how to specialize <text:span text:style-name="Code_20_Inline">hash</text:span> for the <text:span text:style-name="Code_20_Inline">rational</text:span> type. You need to provide only the function call operator, which must return type <text:span text:style-name="Code_20_Inline">std::size_t</text:span>, which is an implementation-defined integer type.</text:p>
      <text:p text:style-name="Code_20_Caption"><text:hidden-text text:condition="ooow:" text:string-value=".func" text:is-hidden="true"/>Listing <text:variable-get text:name="chapter" office:value-type="float" style:data-style-name="N0">51</text:variable-get>-<text:reference-mark-start text:name="hash_rational_code"/><text:sequence text:ref-name="refText0" text:name="Text" text:formula="ooow:Text+1" style:num-format="1">1</text:sequence><text:reference-mark-end text:name="hash_rational_code"/>. Specializing the <text:span text:style-name="Code_20_Inline">hash</text:span> template for the <text:span text:style-name="Code_20_Inline">rational</text:span> type</text:p>
      <text:p text:style-name="Code_20_First">#include &lt;array&gt;</text:p>
      <text:p text:style-name="Code">#include "rational.hpp"</text:p>
      <text:p text:style-name="Code">namespace std {</text:p>
      <text:p text:style-name="Code">namespace tr1 {</text:p>
      <text:p text:style-name="Code"/>
      <text:p text:style-name="Code">template&lt;class T&gt;</text:p>
      <text:p text:style-name="Code">class hash&lt;rational&lt;T&gt; &gt;</text:p>
      <text:p text:style-name="Code">{</text:p>
      <text:p text:style-name="Code">public:</text:p>
      <text:p text:style-name="Code"><text:s text:c="2"/>std::size_t operator()(rational&lt;T&gt; const&amp; r)</text:p>
      <text:p text:style-name="Code"><text:s text:c="2"/>const</text:p>
      <text:p text:style-name="Code"><text:s text:c="2"/>{</text:p>
      <text:p text:style-name="Code"><text:s text:c="4"/>return hasher_(r.numerator()) + hasher_(r.denominator());</text:p>
      <text:p text:style-name="Code"><text:s text:c="2"/>}</text:p>
      <text:p text:style-name="Code">private:</text:p>
      <text:p text:style-name="Code"><text:s text:c="2"/>std::tr1::hash&lt;T&gt; hasher_;</text:p>
      <text:p text:style-name="Code">};</text:p>
      <text:p text:style-name="Code">} // end of tr1</text:p>
      <text:p text:style-name="Code_20_Last">} // end of std</text:p>
      <text:p text:style-name="Body_20_Text_20_Cont">The default equality functor is <text:span text:style-name="Code_20_Inline">std::equal&lt;T&gt;</text:span>, which uses the <text:span text:style-name="Code_20_Inline">==</text:span> operator. If two items are equal, their hash values must also be equal (but the reverse is not necessarily true).</text:p>
      <text:p text:style-name="Body_20_Text">When you insert an item in a container, the container keeps a copy of the item. When you erase an item, the container destroys the item. When you destroy a container, it destroys all of its elements. The next section discusses insertion and erasure at greater length.</text:p>
      <text:p text:style-name="Heading_20_1">Inserting and Erasing</text:p>
      <text:p text:style-name="Body_20_Text_20_First">I’ve shown a number of examples of inserting and erasing elements in vectors and maps. This section explores this topic in greater depth. Note that the <text:span text:style-name="Code_20_Inline">array</text:span> type has a fixed size, so it provides none of the insertion or erasure functions. All the other containers follow the specification described in this section.</text:p>
      <text:p text:style-name="Heading_20_2"><text:soft-page-break/>Inserting in a Sequence Container</text:p>
      <text:p text:style-name="Body_20_Text_20_First">You have a choice of several different member functions to insert an item into a sequence container. The most fundamental function is <text:span text:style-name="Code_20_Inline">insert</text:span>, which has three overloaded forms:</text:p>
      <text:p text:style-name="Glossary_20_Head">iterator insert(iterator here, value_type const&amp; item)</text:p>
      <text:p text:style-name="Glossary_20_Text">Inserts <text:span text:style-name="Code_20_Inline">item</text:span> in the collection immediately before the position that <text:span text:style-name="Code_20_Inline">here</text:span> refers to, and returns an iterator that refers to the newly added item. If <text:span text:style-name="Code_20_Inline">here</text:span> is <text:span text:style-name="Code_20_Inline">end()</text:span>, appends <text:span text:style-name="Code_20_Inline">item</text:span> to the end of the container.</text:p>
      <text:p text:style-name="Glossary_20_Head">void insert(iterator here, size_type n, value_type const&amp; item)</text:p>
      <text:p text:style-name="Glossary_20_Text">Inserts <text:span text:style-name="Code_20_Inline">n</text:span> copies of <text:span text:style-name="Code_20_Inline">item</text:span> immediately before the position that <text:span text:style-name="Code_20_Inline">here</text:span> refers to. If <text:span text:style-name="Code_20_Inline">here</text:span> is <text:span text:style-name="Code_20_Inline">end()</text:span>, appends the items to the end of the container.</text:p>
      <text:p text:style-name="Glossary_20_Head">template&lt;class InputIterator&gt;<text:line-break/>void insert(iterator here, InputIterator first, InputIterator last)</text:p>
      <text:p text:style-name="Glossary_20_Text">Copies the values from the range [<text:span text:style-name="Code_20_Inline">first</text:span>, <text:span text:style-name="Code_20_Inline">last</text:span>) into the container, starting at the position immediately before <text:span text:style-name="Code_20_Inline">here</text:span>.</text:p>
      <text:p text:style-name="Body_20_Text_20_Cont">Two additional functions add items to the start (<text:span text:style-name="Code_20_Inline">push_front</text:span>) or end (<text:span text:style-name="Code_20_Inline">push_back</text:span>) of a container. The container type provides only the functions that it can implement with constant complexity. Thus, <text:span text:style-name="Code_20_Inline">vector </text:span>provides <text:span text:style-name="Code_20_Inline">push_back</text:span> but not <text:span text:style-name="Code_20_Inline">push_front</text:span>. Both <text:span text:style-name="Code_20_Inline">list</text:span> and <text:span text:style-name="Code_20_Inline">deque</text:span> provide <text:span text:style-name="Code_20_Inline">push_back</text:span> and <text:span text:style-name="Code_20_Inline">push_front</text:span>.</text:p>
      <text:p text:style-name="Heading_20_2">Erasing From a Sequence Container</text:p>
      <text:p text:style-name="Body_20_Text_20_First">The <text:span text:style-name="Code_20_Inline">erase</text:span> function erases, or deletes, items from a container. Sequence containers implement two forms of <text:span text:style-name="Code_20_Inline">erase</text:span>:</text:p>
      <text:p text:style-name="Glossary_20_Head">iterator erase(iterator pos)</text:p>
      <text:p text:style-name="Glossary_20_Text">Erases the item that <text:span text:style-name="Code_20_Inline">pos</text:span> refers to and returns an iterator that refers to the subsequent item. Returns <text:span text:style-name="Code_20_Inline">end()</text:span> if the last item is erased. The behavior is undefined if you try to erase <text:span text:style-name="Code_20_Inline">end()</text:span> or if <text:span text:style-name="Code_20_Inline">pos</text:span> is an iterator for a different container object.</text:p>
      <text:p text:style-name="Glossary_20_Head">iterator erase(iterator first, iterator last)</text:p>
      <text:p text:style-name="Glossary_20_Text">Erases all the items in the range [<text:span text:style-name="Code_20_Inline">first</text:span>, <text:span text:style-name="Code_20_Inline">last</text:span>) and returns an iterator that refers to the item that immediately followed the last item erased. Returns <text:span text:style-name="Code_20_Inline">end()</text:span> if the last item in the container is erased. The behavior is undefined if the iterators are in the wrong order or refer to a different container object.</text:p>
      <text:p text:style-name="Body_20_Text_20_Cont">The <text:span text:style-name="Code_20_Inline">clear()</text:span> function erases all elements from the container. In addition to the basic erasure functions, sequence containers also provide <text:span text:style-name="Code_20_Inline">pop_front</text:span> to erase the first element and <text:span text:style-name="Code_20_Inline">pop_back</text:span> to erase the last element of a collection. A container implements these two functions only if it can do so with constant complexity. <text:span text:style-name="T3">Which sequence containers implement </text:span><text:span text:style-name="Code_20_Inline"><text:span text:style-name="T3">pop_back</text:span></text:span><text:span text:style-name="T3">?</text:span></text:p>
      <text:p text:style-name="Body_20_Text_20_First">~LLL</text:p>
      <text:p text:style-name="Body_20_Text_20_Cont"><text:span text:style-name="T3">Which sequence containers implement </text:span><text:span text:style-name="Code_20_Inline"><text:span text:style-name="T3">pop_front</text:span></text:span><text:span text:style-name="T3">?</text:span></text:p>
      <text:p text:style-name="Body_20_Text_20_First">~LLL</text:p>
      <text:p text:style-name="Body_20_Text_20_Cont"><text:soft-page-break/>As with the push functions, <text:span text:style-name="Code_20_Inline">vector</text:span> provide <text:span text:style-name="Code_20_Inline">pop_back</text:span>, and <text:span text:style-name="Code_20_Inline">list</text:span> and <text:span text:style-name="Code_20_Inline">deque</text:span> provide <text:span text:style-name="Code_20_Inline">pop_back</text:span> and <text:span text:style-name="Code_20_Inline">pop_front</text:span>.</text:p>
      <text:p text:style-name="Heading_20_2">Inserting in an Associative Container</text:p>
      <text:p text:style-name="Body_20_Text_20_First">The <text:span text:style-name="Code_20_Inline">insert</text:span> function has several forms for inserting into an associative container. One key difference from the sequence containers is that you don’t need to provide a position (but one form lets you provide a position as a hint). The behavior of <text:span text:style-name="Code_20_Inline">insert</text:span> depends on whether the container allows duplicate items. The <text:span text:style-name="Code_20_Inline">set</text:span>, <text:span text:style-name="Code_20_Inline">map</text:span>, <text:span text:style-name="Code_20_Inline">unordered_set</text:span>, and <text:span text:style-name="Code_20_Inline">unordered_map</text:span> types require unique keys; <text:span text:style-name="Code_20_Inline">multiset</text:span>, <text:span text:style-name="Code_20_Inline">multimap</text:span>, <text:span text:style-name="Code_20_Inline">unordered_multiset</text:span>, and <text:span text:style-name="Code_20_Inline">unordered_multimap</text:span> permit duplicate keys.</text:p>
      <text:p text:style-name="Glossary_20_Head">iterator insert(value_type const&amp; item)<text:line-break/>std::pair&lt;iterator, bool&gt; insert(value_type const&amp; item)</text:p>
      <text:p text:style-name="Glossary_20_Text">Tries to insert <text:span text:style-name="Code_20_Inline">item</text:span> in the container. If the container permits duplicate keys, <text:span text:style-name="Code_20_Inline">insert</text:span> always succeeds and returns an iterator that refers to the newly inserted item. If the container requires unique keys, <text:span text:style-name="Code_20_Inline">insert</text:span> inserts the item only if it is not already in the container. It returns a <text:span text:style-name="Code_20_Inline">pair</text:span> of an iterator and a <text:span text:style-name="Code_20_Inline">bool</text:span>: the iterator refers to the item (whether pre-existing or newly added), and the <text:span text:style-name="Code_20_Inline">bool</text:span> is true if the item was added or false if the item was already in the container.</text:p>
      <text:p text:style-name="Glossary_20_Head">iterator insert(iterator hint, value_type const&amp; item)</text:p>
      <text:p text:style-name="Glossary_20_Text">Tries to inserts <text:span text:style-name="Code_20_Inline">item</text:span> in the container. If the container permits duplicate keys, <text:span text:style-name="Code_20_Inline">insert </text:span>always succeeds. Otherwise, <text:span text:style-name="Code_20_Inline">insert</text:span> adds <text:span text:style-name="Code_20_Inline">item</text:span> only if it is not already in the container. In all cases, <text:span text:style-name="Code_20_Inline">insert</text:span> returns an iterator that refers to the newly added item or an existing equivalent item.</text:p>
      <text:p text:style-name="Glossary_20_Text">For an ordered container, if the item’s position is immediately after <text:span text:style-name="Code_20_Inline">hint</text:span>, the item is added with constant complexity. Otherwise, the complexity is logarithmic. For an unordered container, usage of <text:span text:style-name="Code_20_Inline">hint</text:span> is implementation-defined, and complexity is always constant (average-case). In other words, if you need to store many items in a container, and the items are already in order, you can save some time by using the position of the most recently inserted item as the hint.</text:p>
      <text:p text:style-name="Glossary_20_Head">template&lt;class InputIterator&gt;<text:line-break/>void insert(InputIterator first, InputIterator last)</text:p>
      <text:p text:style-name="Glossary_20_Text">Copies the values from the range [<text:span text:style-name="Code_20_Inline">first</text:span>, <text:span text:style-name="Code_20_Inline">last</text:span>) into the container. For the ordered containers, you get optimal performance if the range [<text:span text:style-name="Code_20_Inline">first</text:span>, <text:span text:style-name="Code_20_Inline">last</text:span>) is already sorted.</text:p>
      <text:p text:style-name="Body_20_Text_20_Cont"><text:span text:style-name="T3">Write a program that reads a list of strings from the standard input into a set of strings.</text:span> <text:s/>Use the hinted form of <text:span text:style-name="Code_20_Inline">insert</text:span>. Save the return value from <text:span text:style-name="Code_20_Inline">insert</text:span> to pass as the hint when inserting the next item. Find a large list of strings to use as input. Make two copies of the list, one in sorted order and one in random order. (See the book’s web site if you need help locating or preparing the input files.) <text:span text:style-name="T3">Compare the performance of your program reading the two input files.</text:span></text:p>
      <text:p text:style-name="P1"><text:span text:style-name="T3">Write another version of the same program, this time using the simple, one-argument form of </text:span><text:span text:style-name="Code_20_Inline"><text:span text:style-name="T3">insert</text:span></text:span><text:span text:style-name="T3">.</text:span> Again, run the program with both input files. Compare the performance of all four variations: hinted and unhinted insert, sorted and unsorted input.</text:p>
      <text:p text:style-name="Body_20_Text"><text:span text:style-name="T4">Listing </text:span><text:span text:style-name="T4"><text:variable-get text:name="chapter" office:value-type="float" style:data-style-name="N0">51</text:variable-get></text:span><text:span text:style-name="T4">-</text:span><text:span text:style-name="T4"><text:reference-ref text:reference-format="text" text:ref-name="insert_hint_code">2</text:reference-ref></text:span><text:span text:style-name="T4"> shows a simple form of the program that uses the hinted form of </text:span><text:span text:style-name="Code_20_Inline"><text:span text:style-name="T4">insert</text:span></text:span>.</text:p>
      <text:p text:style-name="Code_20_Caption"><text:soft-page-break/>Listing <text:variable-get text:name="chapter" office:value-type="float" style:data-style-name="N0">51</text:variable-get>-<text:reference-mark-start text:name="insert_hint_code"/><text:sequence text:ref-name="refText1" text:name="Text" text:formula="ooow:Text+1" style:num-format="1">2</text:sequence><text:reference-mark-end text:name="insert_hint_code"/>. Using a hint position when inserting into a set</text:p>
      <text:p text:style-name="Code_20_First">#include &lt;iostream&gt;</text:p>
      <text:p text:style-name="Code">#include &lt;istream&gt;</text:p>
      <text:p text:style-name="Code">#include &lt;set&gt;</text:p>
      <text:p text:style-name="Code">#include &lt;string&gt;</text:p>
      <text:p text:style-name="Code"/>
      <text:p text:style-name="Code">int main()</text:p>
      <text:p text:style-name="Code">{</text:p>
      <text:p text:style-name="Code"><text:s text:c="2"/>std::string word;</text:p>
      <text:p text:style-name="Code"><text:s text:c="2"/>std::set&lt;std::string&gt; words;</text:p>
      <text:p text:style-name="Code"/>
      <text:p text:style-name="Code"><text:s text:c="2"/>std::set&lt;std::string&gt;::iterator hint(words.begin());</text:p>
      <text:p text:style-name="Code"><text:s text:c="2"/>while(std::cin &gt;&gt; word)</text:p>
      <text:p text:style-name="Code"><text:s text:c="4"/>hint = words.insert(hint, word);</text:p>
      <text:p text:style-name="Code_20_Last">}</text:p>
      <text:p text:style-name="Body_20_Text_20_Cont">When I run the program with a file of over 200,000 words, the hinted program with sorted input runs in about 1.6 seconds. The unhinted form takes 2.2 seconds. With randomly ordered inputs, both programs run in about 2.3 seconds. As you can see, the hint makes a difference when the input is already sorted.</text:p>
      <text:p text:style-name="Heading_20_2">Erasing From an Associative Container</text:p>
      <text:p text:style-name="Body_20_Text_20_First">The <text:span text:style-name="Code_20_Inline">erase</text:span> function erases, or deletes, items from a container. Associative containers implement two forms of <text:span text:style-name="Code_20_Inline">erase</text:span>:</text:p>
      <text:p text:style-name="Glossary_20_Head">void erase(iterator pos)<text:line-break/>iterator erase(iterator pos)</text:p>
      <text:p text:style-name="Glossary_20_Text">Erases the item that <text:span text:style-name="Code_20_Inline">pos</text:span> refers to; complexity is constant, possibly amortized over many calls. The ordered containers do not return a value; unordered containers return an iterator that refers to the successive value (or <text:span text:style-name="Code_20_Inline">end()</text:span>). The behavior is undefined if you try to erase <text:span text:style-name="Code_20_Inline">end()</text:span> or if <text:span text:style-name="Code_20_Inline">pos</text:span> is an iterator for a different container object.</text:p>
      <text:p text:style-name="Glossary_20_Head">void erase(iterator first, iterator last)<text:line-break/>iterator erase(iterator first, iterator last)</text:p>
      <text:p text:style-name="Glossary_20_Text">Erases all the items in the range [<text:span text:style-name="Code_20_Inline">first</text:span>, <text:span text:style-name="Code_20_Inline">last</text:span>). Ordered containers do not return a value; unordered containers return an iterator that refers to the item that follows the last item erased. Returns <text:span text:style-name="Code_20_Inline">end()</text:span> if the last item in the container is erased. The behavior is undefined if the iterators are in the wrong order or refer to a different container object.</text:p>
      <text:p text:style-name="Body_20_Text_20_Cont">As with sequence containers, <text:span text:style-name="Code_20_Inline">clear()</text:span> erases all elements of the container.</text:p>
      <text:p text:style-name="Heading_20_2">Exceptions</text:p>
      <text:p text:style-name="Body_20_Text_20_First">The containers do their best to keep order if an exception is thrown. Exceptions have two potential sources: the container itself and the items in the containers. Most member functions do not throw exceptions for invalid arguments, so the most common source of exceptions from the container itself is <text:span text:style-name="Code_20_Inline">std::bad_alloc</text:span> if the container runs out of memory and cannot insert a new item. In that case, the insertion fails, and the container is unchanged.</text:p>
      <text:p text:style-name="Body_20_Text"><text:soft-page-break/>If you try to insert a single item into a container, and the operation fails (say, because <text:change-start text:change-id="ct164492776"/>the <text:change-end text:change-id="ct164492776"/>item’s copy constructor throws an exception, or the container ran out of memory), the container is unchanged.</text:p>
      <text:p text:style-name="Body_20_Text">If you called <text:span text:style-name="Code_20_Inline">insert</text:span> to insert multiple items, and the container runs out of memory, it rolls back the change and leaves the container in its original state.</text:p>
      <text:p text:style-name="Body_20_Text">If you try to insert multiple items, and one of those items throws an exception while it is being inserted into a container (e.g., the item’s copy constructor throws an exception), most containers do not roll back the change. Only the <text:span text:style-name="Code_20_Inline">list</text:span> type rolls back to its original state. The other containers leave the container in a valid state, and the items that have been inserted successfully remain in the container.</text:p>
      <text:p text:style-name="Body_20_Text">When erasing one or many items, the containers do not throw exceptions themselves, but they might need to copy (or in the case of ordered containers, compare) items, and if an item’s copy constructor throws an exception, the erasure may be incomplete. No matter what, however, the container remains in a valid state.</text:p>
      <text:p text:style-name="Body_20_Text">In order for these guarantees to remain valid, destructors must not throw exceptions. R<text:change-start text:change-id="ct164934752"/>eminder:<text:change-end text:change-id="ct164934752"/><text:change text:change-id="ct164625992"/><text:change text:change-id="ct164626208"/> Never throw an exception from a destructor.</text:p>
      <text:p text:style-name="Heading_20_1">Iterators and References</text:p>
      <text:p text:style-name="Body_20_Text_20_First">When using containers, one important point that I have not yet covered is the validity of iterators and references. The issue is that when you insert or erase items in a container, <text:s/>some or all iterators for that container can become invalid, and references to items in the container can become invalid. The details of which iterators and references become invalid and under what circumstances depend on the container.</text:p>
      <text:p text:style-name="Body_20_Text">Iterators and references becoming invalid reflects the internal structure of the container. For example, <text:span text:style-name="Code_20_Inline">vector </text:span>stores its elements in a single, contiguous chunk of memory. Therefore, inserting or erasing any elements shifts all the elements at higher indices, which invalidates all iterators and references to those elements at higher indices. As a <text:span text:style-name="Code_20_Inline">vector</text:span> grows, it might need to allocate a new internal array, which invalidates all extant iterators and references for that <text:span text:style-name="Code_20_Inline">vector</text:span>. You never know when that can occur, so it is safest never to hold onto a <text:span text:style-name="Code_20_Inline">vector</text:span>’s iterators or references while adding items to the <text:span text:style-name="Code_20_Inline">vector</text:span>. (But look up the <text:span text:style-name="Code_20_Inline">reserve</text:span> member function in a library reference if you must keep those iterators and references lying around.)</text:p>
      <text:p text:style-name="Body_20_Text">A <text:span text:style-name="Code_20_Inline">list</text:span>, on the other hand, implements a doubly-linked list. Inserting or erasing an element is simply a matter of inserting or deleting a node, which has no effect on iterators and references to other nodes. For all containers, if you erase a node that an iterator refers to, that iterator necessarily becomes invalid, just as a reference to the erased element must become invalid.</text:p>
      <text:p text:style-name="Body_20_Text">In practical terms, you must take care when inserting and erasing elements. These functions often return iterators that you can use to help maintain your program’s logic. Listing <text:variable-get text:name="chapter" office:value-type="float" style:data-style-name="N0">51</text:variable-get>-<text:reference-ref text:reference-format="text" text:ref-name="erase_less_code">3</text:reference-ref> shows a function template, <text:span text:style-name="Code_20_Inline">erase_less</text:span>, which marches through a container and calls <text:span text:style-name="Code_20_Inline">erase</text:span> for any element that is less than the value that precedes it. It is a function template, and it works with any class that meets the requirements of a sequence container.</text:p>
      <text:p text:style-name="Code_20_Caption"><text:hidden-text text:condition="ooow:" text:string-value=".func" text:is-hidden="true"/>Listing <text:variable-get text:name="chapter" office:value-type="float" style:data-style-name="N0">51</text:variable-get>-<text:reference-mark-start text:name="erase_less_code"/><text:sequence text:ref-name="refText2" text:name="Text" text:formula="ooow:Text+1" style:num-format="1">3</text:sequence><text:reference-mark-end text:name="erase_less_code"/>. Erasing elements from a sequence container</text:p>
      <text:p text:style-name="Code_20_First">template&lt;class Container&gt;</text:p>
      <text:p text:style-name="Code">void erase_less(Container&amp; cont)</text:p>
      <text:p text:style-name="Code">{</text:p>
      <text:p text:style-name="Code"><text:s text:c="2"/>typename Container::iterator prev(cont.end());</text:p>
      <text:p text:style-name="Code"><text:s text:c="2"/>typename Container::iterator iter(cont.begin());</text:p>
      <text:p text:style-name="Code"><text:soft-page-break/><text:s text:c="2"/>while (iter != cont.end())</text:p>
      <text:p text:style-name="Code"><text:s text:c="2"/>{</text:p>
      <text:p text:style-name="Code"><text:s text:c="4"/>if (prev != cont.end() and not (*prev &lt; *iter))</text:p>
      <text:p text:style-name="Code"><text:s text:c="6"/>iter = cont.erase(iter);</text:p>
      <text:p text:style-name="Code"><text:s text:c="4"/>else</text:p>
      <text:p text:style-name="Code"><text:s text:c="4"/>{</text:p>
      <text:p text:style-name="Code"><text:s text:c="6"/>prev = iter;</text:p>
      <text:p text:style-name="Code"><text:s text:c="6"/>++iter;</text:p>
      <text:p text:style-name="Code"><text:s text:c="4"/>}</text:p>
      <text:p text:style-name="Code"><text:s text:c="2"/>}</text:p>
      <text:p text:style-name="Code_20_Last">}</text:p>
      <text:p text:style-name="Body_20_Text_20_Cont">Notice how <text:span text:style-name="Code_20_Inline">erase_less</text:span> moves the iterator, <text:span text:style-name="Code_20_Inline">iter</text:span>, through the container. The <text:span text:style-name="Code_20_Inline">prev</text:span> iterator refers to the previous item (or <text:span text:style-name="Code_20_Inline">container.end()</text:span> <text:change-start text:change-id="ct164618360"/><office:annotation><dc:date>2007-10-16T00:00:00</dc:date><text:p>cont.end()?</text:p></office:annotation><text:change-end text:change-id="ct164618360"/>when the loop first begins and there is no previous item). As long as <text:span text:style-name="Code_20_Inline">*prev</text:span> is less than <text:span text:style-name="Code_20_Inline">*iter</text:span>, the loop advances by setting <text:span text:style-name="Code_20_Inline">prev</text:span> to <text:span text:style-name="Code_20_Inline">iter</text:span> and incrementing <text:span text:style-name="Code_20_Inline">iter</text:span>. If the container is in ascending order, nothing happens to it. If an item is out of place, however, <text:span text:style-name="Code_20_Inline">*prev</text:span> <text:span text:style-name="Code_20_Inline">&lt;</text:span> <text:span text:style-name="Code_20_Inline">*iter</text:span> is false, and the item at position <text:span text:style-name="Code_20_Inline">iter</text:span> is erased. The value that <text:span text:style-name="Code_20_Inline">erase</text:span> returns is an iterator that refers to the item that follows <text:span text:style-name="Code_20_Inline">iter</text:span> prior to its erasure. That’s exactly where we want <text:span text:style-name="Code_20_Inline">iter</text:span> to point, so we just set <text:span text:style-name="Code_20_Inline">iter</text:span> to the return value, and let the loop continue.</text:p>
      <text:p text:style-name="P2">Write a test program to see that <text:span text:style-name="Code_20_Inline">erase_less</text:span> works with a <text:span text:style-name="Code_20_Inline">list</text:span> and with a <text:span text:style-name="Code_20_Inline">vector</text:span>. Make sure it works with ascending data, descending data, and mixed data.<text:span text:style-name="T4"> Listing </text:span><text:span text:style-name="T4"><text:variable-get text:name="chapter" office:value-type="float" style:data-style-name="N0">51</text:variable-get></text:span><text:span text:style-name="T4">-</text:span><text:span text:style-name="T4"><text:reference-ref text:reference-format="text" text:ref-name="erase_less_test_code">4</text:reference-ref></text:span><text:span text:style-name="T4"> shows my simple test program.</text:span></text:p>
      <text:p text:style-name="Code_20_Caption">Listing <text:variable-get text:name="chapter" office:value-type="float" style:data-style-name="N0">51</text:variable-get>-<text:reference-mark-start text:name="erase_less_test_code"/><text:sequence text:ref-name="refText3" text:name="Text" text:formula="ooow:Text+1" style:num-format="1">4</text:sequence><text:reference-mark-end text:name="erase_less_test_code"/>. Testing the <text:span text:style-name="Code_20_Inline">erase_less</text:span> function template</text:p>
      <text:p text:style-name="Code_20_First">#include &lt;algorithm&gt;</text:p>
      <text:p text:style-name="Code">#include &lt;cassert&gt;</text:p>
      <text:p text:style-name="Code">#include &lt;iostream&gt;</text:p>
      <text:p text:style-name="Code">#include &lt;istream&gt;</text:p>
      <text:p text:style-name="Code">#include &lt;iterator&gt;</text:p>
      <text:p text:style-name="Code">#include &lt;list&gt;</text:p>
      <text:p text:style-name="Code">#include &lt;ostream&gt;</text:p>
      <text:p text:style-name="Code">#include &lt;sstream&gt;</text:p>
      <text:p text:style-name="Code">#include &lt;vector&gt;</text:p>
      <text:p text:style-name="Code"/>
      <text:p text:style-name="Code">#include "erase_less.hpp"</text:p>
      <text:p text:style-name="Code"/>
      <text:p text:style-name="Code">/// Extract items from a string and store them in a container.</text:p>
      <text:p text:style-name="Code">template&lt;class Container&gt;</text:p>
      <text:p text:style-name="Code">void read(std::string const&amp; str, Container&amp; cont)</text:p>
      <text:p text:style-name="Code">{</text:p>
      <text:p text:style-name="Code"><text:s text:c="2"/>std::istringstream in(str);</text:p>
      <text:p text:style-name="Code"><text:s text:c="2"/>cont.insert(cont.begin(),</text:p>
      <text:p text:style-name="Code"><text:s text:c="14"/>std::istream_iterator&lt;typename Container::value_type&gt;(in),</text:p>
      <text:p text:style-name="Code"><text:s text:c="14"/>std::istream_iterator&lt;typename Container::value_type&gt;());</text:p>
      <text:p text:style-name="Code">}</text:p>
      <text:p text:style-name="Code"/>
      <text:p text:style-name="Code">/// Print items from a container to the standard output.</text:p>
      <text:p text:style-name="Code">template&lt;class Container&gt;</text:p>
      <text:p text:style-name="Code">void print(std::string const&amp; label, Container const&amp; cont)</text:p>
      <text:p text:style-name="Code">{</text:p>
      <text:p text:style-name="Code"><text:s text:c="2"/>std::cout &lt;&lt; label;</text:p>
      <text:p text:style-name="Code"><text:soft-page-break/><text:s text:c="2"/>std::copy(cont.begin(), cont.end(),</text:p>
      <text:p text:style-name="Code"><text:s text:c="12"/>std::ostream_iterator&lt;typename Container::value_type&gt;(std::cout, " "));</text:p>
      <text:p text:style-name="Code"><text:s text:c="2"/>std::cout &lt;&lt; '\n';</text:p>
      <text:p text:style-name="Code">}</text:p>
      <text:p text:style-name="Code"/>
      <text:p text:style-name="Code">/// Test erase_less by extracting integers from a string into a container</text:p>
      <text:p text:style-name="Code">/// and calling erase_less. Print the container before and after.</text:p>
      <text:p text:style-name="Code">/// Double-check that the same results obtain with a list and a vector.</text:p>
      <text:p text:style-name="Code">void test(std::string const&amp; str)</text:p>
      <text:p text:style-name="Code">{</text:p>
      <text:p text:style-name="Code"><text:s text:c="2"/>std::list&lt;int&gt; list;</text:p>
      <text:p text:style-name="Code"><text:s text:c="2"/>read(str, list);</text:p>
      <text:p text:style-name="Code"><text:s text:c="2"/>print("before: ", list);</text:p>
      <text:p text:style-name="Code"><text:s text:c="2"/>erase_less(list);</text:p>
      <text:p text:style-name="Code"><text:s text:c="2"/>print("after: <text:s/>", list);</text:p>
      <text:p text:style-name="Code"/>
      <text:p text:style-name="Code"><text:s text:c="2"/>std::vector&lt;int&gt; vector;</text:p>
      <text:p text:style-name="Code"><text:s text:c="2"/>read(str, vector);</text:p>
      <text:p text:style-name="Code"><text:s text:c="2"/>erase_less(vector);</text:p>
      <text:p text:style-name="Code"/>
      <text:p text:style-name="Code"><text:s text:c="2"/>assert(list.size() == vector.size());</text:p>
      <text:p text:style-name="Code"><text:s text:c="2"/>assert(std::equal(list.begin(), list.end(), vector.begin()));</text:p>
      <text:p text:style-name="Code">}</text:p>
      <text:p text:style-name="Code"/>
      <text:p text:style-name="Code">int main()</text:p>
      <text:p text:style-name="Code">{</text:p>
      <text:p text:style-name="Code"><text:s text:c="2"/>test("2 3 7 11 13 17 23 29 31 37");</text:p>
      <text:p text:style-name="Code"><text:s text:c="2"/>test("37 31 29 23 17 13 11 7 3 2");</text:p>
      <text:p text:style-name="Code"><text:s text:c="2"/>test("");</text:p>
      <text:p text:style-name="Code"><text:s text:c="2"/>test("42");</text:p>
      <text:p text:style-name="Code"><text:s text:c="2"/>test("10 30 20 40 0 50");</text:p>
      <text:p text:style-name="Code_20_Last">}</text:p>
      <text:p text:style-name="Body_20_Text_20_Cont">The <text:span text:style-name="Code_20_Inline">typename</text:span> keyword tells the compiler that what follows is the name of a type. The compiler needs the hint when it compiles a template because it cannot know what <text:span text:style-name="Code_20_Inline">Container</text:span> might actually be at instantiation time, so it cannot know what <text:span text:style-name="Code_20_Inline">Container::value_type</text:span> might be. It might be a type, an object, or a function. If you know the name is a type, you need to tell the compiler by inserting the <text:span text:style-name="Code_20_Inline">typename</text:span> keyword before the name. Use <text:span text:style-name="Code_20_Inline">typename</text:span> only in a template and only for names that the compiler cannot determine on its own, such as members of a template parameter, or members of a template that uses a template parameter as an argument.</text:p>
      <text:p text:style-name="Heading_20_1">Sequence Containers</text:p>
      <text:p text:style-name="Body_20_Text_20_First">The most common container usage in this book has been to add items to the end of a <text:span text:style-name="Code_20_Inline">vector</text:span>. A program might then use standard algorithms to change the order, e.g., sort into ascending order, shuffle into random order, etc. In addition to <text:span text:style-name="Code_20_Inline">vector</text:span>, the other sequence containers are <text:span text:style-name="Code_20_Inline">array</text:span>, <text:span text:style-name="Code_20_Inline">deque</text:span>, and <text:span text:style-name="Code_20_Inline">list</text:span>.</text:p>
      <text:p text:style-name="Body_20_Text">The primary distinguishing feature of the sequence containers is their complexity characteristics. If you need to insert and erase often from the middle of the sequence, you probably want a <text:span text:style-name="Code_20_Inline">list</text:span>. If you need to insert and erase only off one end, use a <text:span text:style-name="Code_20_Inline">vector</text:span>. If the container’s size is a fixed compile-time constant, use an <text:span text:style-name="Code_20_Inline">array</text:span>. (But <text:span text:style-name="Code_20_Inline">vector</text:span> works just as well <text:soft-page-break/>if you don’t have TR1.) If the elements of the sequence must be stored contiguously (in a single block of memory), use <text:span text:style-name="Code_20_Inline">array</text:span> or <text:span text:style-name="Code_20_Inline">vector</text:span>.</text:p>
      <text:p text:style-name="Body_20_Text">The following sections include some more details about each container type. Each section presents the same program for comparison. The program constructs a deck of playing cards, then randomly selects a card for itself and a card for you. The card with the highest value wins. The program plays ten times, then exits. The program plays without replacement, that is, it does not return used cards to the deck after each game. Listing <text:variable-get text:name="chapter" office:value-type="float" style:data-style-name="N0">51</text:variable-get>-<text:reference-ref text:reference-format="text" text:ref-name="card_code">5</text:reference-ref> shows the <text:span text:style-name="Code_20_Inline">card</text:span> class, which the sample programs use.</text:p>
      <text:p text:style-name="Code_20_Caption"><text:hidden-text text:condition="ooow:" text:string-value=".hpp" text:is-hidden="true"/>Listing <text:variable-get text:name="chapter" office:value-type="float" style:data-style-name="N0">51</text:variable-get>-<text:reference-mark-start text:name="card_code"/><text:sequence text:ref-name="refText4" text:name="Text" text:formula="ooow:Text+1" style:num-format="1">5</text:sequence><text:reference-mark-end text:name="card_code"/>. The card class, to represent a playing card</text:p>
      <text:p text:style-name="Code_20_First">#ifndef CARD_HPP_</text:p>
      <text:p text:style-name="Code">#define CARD_HPP_</text:p>
      <text:p text:style-name="Code"/>
      <text:p text:style-name="Code">#include &lt;istream&gt;</text:p>
      <text:p text:style-name="Code">#include &lt;ostream&gt;</text:p>
      <text:p text:style-name="Code"/>
      <text:p text:style-name="Code">/// Represent a standard western playing card.</text:p>
      <text:p text:style-name="Code">class card</text:p>
      <text:p text:style-name="Code">{</text:p>
      <text:p text:style-name="Code">public:</text:p>
      <text:p text:style-name="Code"><text:s text:c="2"/>typedef char suit;</text:p>
      <text:p text:style-name="Code"><text:s text:c="2"/>static suit const spades <text:s text:c="2"/>= 4;</text:p>
      <text:p text:style-name="Code"><text:s text:c="2"/>static suit const hearts <text:s text:c="2"/>= 3;</text:p>
      <text:p text:style-name="Code"><text:s text:c="2"/>static suit const clubs <text:s text:c="3"/>= 2;</text:p>
      <text:p text:style-name="Code"><text:s text:c="2"/>static suit const diamonds = 1;</text:p>
      <text:p text:style-name="Code"/>
      <text:p text:style-name="Code"><text:s text:c="2"/>typedef char rank;</text:p>
      <text:p text:style-name="Code"><text:s text:c="2"/>static rank const ace <text:s text:c="2"/>= 14;</text:p>
      <text:p text:style-name="Code"><text:s text:c="2"/>static rank const king <text:s/>= 13;</text:p>
      <text:p text:style-name="Code"><text:s text:c="2"/>static rank const queen = 12;</text:p>
      <text:p text:style-name="Code"><text:s text:c="2"/>static rank const jack <text:s/>= 11;</text:p>
      <text:p text:style-name="Code"/>
      <text:p text:style-name="Code"><text:s text:c="2"/>card() : rank_(0), suit_(0) {}</text:p>
      <text:p text:style-name="Code"><text:s text:c="2"/>card(rank r, suit s) : rank_(r), suit_(s) {}</text:p>
      <text:p text:style-name="Code"/>
      <text:p text:style-name="Code"><text:s text:c="2"/>void assign(rank r, suit s);</text:p>
      <text:p text:style-name="Code"><text:s text:c="2"/>suit get_suit() const { return suit_; }</text:p>
      <text:p text:style-name="Code"><text:s text:c="2"/>rank get_rank() const { return rank_; }</text:p>
      <text:p text:style-name="Code">private:</text:p>
      <text:p text:style-name="Code"><text:s text:c="2"/>rank rank_;</text:p>
      <text:p text:style-name="Code"><text:s text:c="2"/>suit suit_;</text:p>
      <text:p text:style-name="Code">};</text:p>
      <text:p text:style-name="Code"/>
      <text:p text:style-name="Code">bool operator==(card a, card b);</text:p>
      <text:p text:style-name="Code">bool operator!=(card a, card b);</text:p>
      <text:p text:style-name="Code">std::ostream&amp; operator&lt;&lt;(std::ostream&amp; out, card c);</text:p>
      <text:p text:style-name="Code">std::istream&amp; operator&gt;&gt;(std::istream&amp; in, card&amp; c);</text:p>
      <text:p text:style-name="Code"/>
      <text:p text:style-name="Code">/// In some games, Aces are high. In other Aces are low. Use different</text:p>
      <text:p text:style-name="Code">/// comparison functors depending on the game.</text:p>
      <text:p text:style-name="Code">bool acehigh_compare(card a, card b);</text:p>
      <text:p text:style-name="Code">bool acelow_compare(card a, card b);</text:p>
      <text:p text:style-name="Code"><text:soft-page-break/></text:p>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class card_generator</text:p>
      <text:p text:style-name="Code">{</text:p>
      <text:p text:style-name="Code">public:</text:p>
      <text:p text:style-name="Code"><text:s text:c="2"/>card_generator();</text:p>
      <text:p text:style-name="Code"><text:s text:c="2"/>card operator()();</text:p>
      <text:p text:style-name="Code">private:</text:p>
      <text:p text:style-name="Code"><text:s text:c="2"/>card card_;</text:p>
      <text:p text:style-name="Code">};</text:p>
      <text:p text:style-name="Code"/>
      <text:p text:style-name="Code">#endif</text:p>
      <text:p text:style-name="Heading_20_2">The array Class Template</text:p>
      <text:p text:style-name="Body_20_Text_20_First">The <text:span text:style-name="Code_20_Inline">array</text:span> type is a fixed-size container, so you cannot call <text:span text:style-name="Code_20_Inline">insert</text:span> or <text:span text:style-name="Code_20_Inline">erase</text:span>. To use <text:span text:style-name="Code_20_Inline">array</text:span>, specify a base type and a size as a compile-time constant expression:</text:p>
      <text:p text:style-name="Code_20_Single">std::tr1::array&lt;double, 5&gt; five_elements;</text:p>
      <text:p text:style-name="Body_20_Text_20_First">What makes <text:span text:style-name="Code_20_Inline">array</text:span> most unusual is that it is a POD type (Exploration 33). Recall that one of the requirements for a POD class is that it have no custom constructors. Thus, <text:span text:style-name="Code_20_Inline">array</text:span> lacks the constructors that are common to other sequence containers. In exchange, you gain the ability to directly initialize the elements of an <text:span text:style-name="Code_20_Inline">array</text:span> by listing the elements inside curly braces:</text:p>
      <text:p text:style-name="Code_20_Single">std::tr1::array&lt;int, 10&gt; digits = { 0, 1, 2, 3, 4, 5, 6, 7, 8, 9 };</text:p>
      <text:p text:style-name="Body_20_Text_20_Cont">If you list fewer values than the array size, remaining values are initialized to zero. If you omit the initializer altogether, the compiler calls the default initializer if the base type is a class type; otherwise it leaves the array elements uninitialized. Because an array cannot change size, you can’t simply erase the cards after playing. In order to keep the code simple the program returns cards to the deck after each game. Listing <text:variable-get text:name="chapter" office:value-type="float" style:data-style-name="N0">51</text:variable-get>-<text:reference-ref text:reference-format="text" text:ref-name="array_card_code">6</text:reference-ref> shows the high-card program with replacement.</text:p>
      <text:p text:style-name="Code_20_Caption">Listing <text:variable-get text:name="chapter" office:value-type="float" style:data-style-name="N0">51</text:variable-get>-<text:reference-mark-start text:name="array_card_code"/><text:sequence text:ref-name="refText5" text:name="Text" text:formula="ooow:Text+1" style:num-format="1">6</text:sequence><text:reference-mark-end text:name="array_card_code"/>. Playing high-card with an <text:span text:style-name="Code_20_Inline">array</text:span></text:p>
      <text:p text:style-name="Code_20_First">#include &lt;array&gt;</text:p>
      <text:p text:style-name="Code">#include &lt;iostream&gt;</text:p>
      <text:p text:style-name="Code">#include &lt;ostream&gt;</text:p>
      <text:p text:style-name="Code"/>
      <text:p text:style-name="Code">#include "card.hpp"</text:p>
      <text:p text:style-name="Code">#include "randomint.hpp"</text:p>
      <text:p text:style-name="Code"/>
      <text:p text:style-name="Code">int main()</text:p>
      <text:p text:style-name="Code">{</text:p>
      <text:p text:style-name="Code"><text:s text:c="2"/>std::tr1::array&lt;card, 52&gt; deck;</text:p>
      <text:p text:style-name="Code"><text:s text:c="2"/>std::generate(deck.begin(), deck.end(), card_generator());</text:p>
      <text:p text:style-name="Code"/>
      <text:p text:style-name="Code"><text:s text:c="2"/>randomint picker(0, deck.size() - 1);</text:p>
      <text:p text:style-name="Code"/>
      <text:p text:style-name="Code"><text:s text:c="2"/>for (int i(0); i != 10; ++i)</text:p>
      <text:p text:style-name="Code"><text:s text:c="2"/>{</text:p>
      <text:p text:style-name="Code"><text:soft-page-break/><text:s text:c="4"/>card const&amp; computer_card(deck.at(picker()));</text:p>
      <text:p text:style-name="Code"><text:s text:c="4"/>std::cout &lt;&lt; "I picked " &lt;&lt; computer_card &lt;&lt; '\n';</text:p>
      <text:p text:style-name="Code"/>
      <text:p text:style-name="Code"><text:s text:c="4"/>card const&amp; user_card(deck.at(picker()));</text:p>
      <text:p text:style-name="Code"><text:s text:c="4"/>std::cout &lt;&lt; "You picked " &lt;&lt; user_card &lt;&lt; '\n';</text:p>
      <text:p text:style-name="Code"/>
      <text:p text:style-name="Code"><text:s text:c="4"/>if (acehigh_compare(computer_card, user_card))</text:p>
      <text:p text:style-name="Code"><text:s text:c="6"/>std::cout &lt;&lt; "You win.\n";</text:p>
      <text:p text:style-name="Code"><text:s text:c="4"/>else</text:p>
      <text:p text:style-name="Code"><text:s text:c="6"/>std::cout &lt;&lt; "I win.\n";</text:p>
      <text:p text:style-name="Code"><text:s text:c="2"/>}</text:p>
      <text:p text:style-name="Code">}</text:p>
      <text:p text:style-name="Heading_20_2">The deque Class Template</text:p>
      <text:p text:style-name="Body_20_Text_20_First">A <text:span text:style-name="Code_20_Inline">deque</text:span> (pronounced “deck”) represents a double-ended queue. Insertion and erasure from the beginning or the end is fast, but the complexity is linear if you need to insert or erase anywhere else. Most of the time, you can use a <text:span text:style-name="Code_20_Inline">deque</text:span> the same way you would use a <text:span text:style-name="Code_20_Inline">vector</text:span>, so <text:span text:style-name="T3">apply your experience using </text:span><text:span text:style-name="Code_20_Inline"><text:span text:style-name="T3">vector</text:span></text:span><text:span text:style-name="T3"> to write the high-card program.</text:span> Play without replacement, so after each game, discard the two cards by erasing them from the container. Listing <text:variable-get text:name="chapter" office:value-type="float" style:data-style-name="N0">51</text:variable-get>-<text:reference-ref text:reference-format="text" text:ref-name="deque_card_code">7</text:reference-ref> shows how I wrote the high-card program using a <text:span text:style-name="Code_20_Inline">deque</text:span>.</text:p>
      <text:p text:style-name="Code_20_Caption">Listing <text:variable-get text:name="chapter" office:value-type="float" style:data-style-name="N0">51</text:variable-get>-<text:reference-mark-start text:name="deque_card_code"/><text:sequence text:ref-name="refText6" text:name="Text" text:formula="ooow:Text+1" style:num-format="1">7</text:sequence><text:reference-mark-end text:name="deque_card_code"/>. Playing high-card with a <text:span text:style-name="Code_20_Inline">deque</text:span></text:p>
      <text:p text:style-name="Code_20_First">#include &lt;deque&gt;</text:p>
      <text:p text:style-name="Code">#include &lt;iostream&gt;</text:p>
      <text:p text:style-name="Code">#include &lt;ostream&gt;</text:p>
      <text:p text:style-name="Code"/>
      <text:p text:style-name="Code">#include "card.hpp"</text:p>
      <text:p text:style-name="Code">#include "randomint.hpp"</text:p>
      <text:p text:style-name="Code"/>
      <text:p text:style-name="Code">int main()</text:p>
      <text:p text:style-name="Code">{</text:p>
      <text:p text:style-name="Code"><text:s text:c="2"/>std::deque&lt;card&gt; deck(52);</text:p>
      <text:p text:style-name="Code"><text:s text:c="2"/>std::generate(deck.begin(), deck.end(), card_generator());</text:p>
      <text:p text:style-name="Code"/>
      <text:p text:style-name="Code"><text:s text:c="2"/>for (int i(0); i != 10; ++i)</text:p>
      <text:p text:style-name="Code"><text:s text:c="2"/>{</text:p>
      <text:p text:style-name="Code"><text:s text:c="4"/>randomint picker(0, deck.size() - 1);</text:p>
      <text:p text:style-name="Code"/>
      <text:p text:style-name="Code"><text:s text:c="4"/>card computer_card(deck.at(picker()));</text:p>
      <text:p text:style-name="Code"><text:s text:c="4"/>std::cout &lt;&lt; "I picked " &lt;&lt; computer_card &lt;&lt; '\n';</text:p>
      <text:p text:style-name="Code"/>
      <text:p text:style-name="Code"><text:s text:c="4"/>card user_card(deck.at(picker()));</text:p>
      <text:p text:style-name="Code"><text:s text:c="4"/>std::cout &lt;&lt; "You picked " &lt;&lt; user_card &lt;&lt; '\n';</text:p>
      <text:p text:style-name="Code"/>
      <text:p text:style-name="Code"><text:s text:c="4"/>if (acehigh_compare(computer_card, user_card))</text:p>
      <text:p text:style-name="Code"><text:s text:c="6"/>std::cout &lt;&lt; "You win.\n";</text:p>
      <text:p text:style-name="Code"><text:s text:c="4"/>else</text:p>
      <text:p text:style-name="Code"><text:s text:c="6"/>std::cout &lt;&lt; "I win.\n";</text:p>
      <text:p text:style-name="Code"/>
      <text:p text:style-name="Code"><text:s text:c="4"/>// Remove the cards, then erase them.</text:p>
      <text:p text:style-name="Code"><text:s text:c="4"/>std::deque&lt;card&gt;::iterator</text:p>
      <text:p text:style-name="Code"><text:soft-page-break/><text:s text:c="6"/>end(std::remove(deck.begin(), deck.end(), computer_card));</text:p>
      <text:p text:style-name="Code"><text:s text:c="4"/>end = std::remove(deck.begin(), end, user_card);</text:p>
      <text:p text:style-name="Code"><text:s text:c="4"/>deck.erase(end, deck.end());</text:p>
      <text:p text:style-name="Code"><text:s text:c="2"/>}</text:p>
      <text:p text:style-name="Code">}</text:p>
      <text:p text:style-name="Heading_20_2">The list Class Template</text:p>
      <text:p text:style-name="Body_20_Text_20_First">A <text:span text:style-name="Code_20_Inline">list</text:span> represents a doubly-linked list. Insertion and erasure is fast at any point in the list, but random access is not supported. Thus, the high-card program uses iterators instead of direct access to an element, using the <text:span text:style-name="Code_20_Inline">advance </text:span>function (Exploration 42). <text:span text:style-name="T3">Write the high-card program to use </text:span><text:span text:style-name="Code_20_Inline"><text:span text:style-name="T3">list</text:span></text:span><text:span text:style-name="T3">.</text:span><text:span text:style-name="T4"> Compare your solution with mine </text:span>in Listing <text:variable-get text:name="chapter" office:value-type="float" style:data-style-name="N0">51</text:variable-get>-<text:reference-ref text:reference-format="text" text:ref-name="list_card_code">8</text:reference-ref>.</text:p>
      <text:p text:style-name="Code_20_Caption">Listing <text:variable-get text:name="chapter" office:value-type="float" style:data-style-name="N0">51</text:variable-get>-<text:reference-mark-start text:name="list_card_code"/><text:sequence text:ref-name="refText7" text:name="Text" text:formula="ooow:Text+1" style:num-format="1">8</text:sequence><text:reference-mark-end text:name="list_card_code"/>. Playing high-card with a <text:span text:style-name="Code_20_Inline">list</text:span></text:p>
      <text:p text:style-name="Code_20_First">#include &lt;iostream&gt;</text:p>
      <text:p text:style-name="Code">#include &lt;list&gt;</text:p>
      <text:p text:style-name="Code">#include &lt;ostream&gt;</text:p>
      <text:p text:style-name="Code"/>
      <text:p text:style-name="Code">#include "card.hpp"</text:p>
      <text:p text:style-name="Code">#include "randomint.hpp"</text:p>
      <text:p text:style-name="Code"/>
      <text:p text:style-name="Code">int main()</text:p>
      <text:p text:style-name="Code">{</text:p>
      <text:p text:style-name="Code"><text:s text:c="2"/>std::list&lt;card&gt; deck(52);</text:p>
      <text:p text:style-name="Code"><text:s text:c="2"/>std::generate(deck.begin(), deck.end(), card_generator());</text:p>
      <text:p text:style-name="Code"/>
      <text:p text:style-name="Code"><text:s text:c="2"/>for (int i(0); i != 10; ++i)</text:p>
      <text:p text:style-name="Code"><text:s text:c="2"/>{</text:p>
      <text:p text:style-name="Code"><text:s text:c="4"/>randomint picker(0, deck.size() - 1);</text:p>
      <text:p text:style-name="Code"/>
      <text:p text:style-name="Code"><text:s text:c="4"/>std::list&lt;card&gt;::iterator computer_pick(deck.begin());</text:p>
      <text:p text:style-name="Code"><text:s text:c="4"/>std::advance(computer_pick, picker());</text:p>
      <text:p text:style-name="Code"><text:s text:c="4"/>std::cout &lt;&lt; "I picked " &lt;&lt; *computer_pick &lt;&lt; '\n';</text:p>
      <text:p text:style-name="Code"/>
      <text:p text:style-name="Code"><text:s text:c="4"/>std::list&lt;card&gt;::iterator user_pick(deck.begin());</text:p>
      <text:p text:style-name="Code"><text:s text:c="4"/>std::advance(user_pick, picker());</text:p>
      <text:p text:style-name="Code"><text:s text:c="4"/>std::cout &lt;&lt; "You picked " &lt;&lt; *user_pick &lt;&lt; '\n';</text:p>
      <text:p text:style-name="Code"/>
      <text:p text:style-name="Code"><text:s text:c="4"/>if (acehigh_compare(*computer_pick, *user_pick))</text:p>
      <text:p text:style-name="Code"><text:s text:c="6"/>std::cout &lt;&lt; "You win.\n";</text:p>
      <text:p text:style-name="Code"><text:s text:c="4"/>else</text:p>
      <text:p text:style-name="Code"><text:s text:c="6"/>std::cout &lt;&lt; "I win.\n";</text:p>
      <text:p text:style-name="Code"/>
      <text:p text:style-name="Code"><text:s text:c="4"/>// Discard the two cards.</text:p>
      <text:p text:style-name="Code"><text:s text:c="4"/>deck.erase(computer_pick);</text:p>
      <text:p text:style-name="Code"><text:s text:c="4"/>deck.erase(user_pick);</text:p>
      <text:p text:style-name="Code"><text:s text:c="2"/>}</text:p>
      <text:p text:style-name="Code">}</text:p>
      <text:p text:style-name="Heading_20_2"><text:soft-page-break/>The vector Class Template</text:p>
      <text:p text:style-name="Body_20_Text_20_First">A <text:span text:style-name="Code_20_Inline">vector</text:span> is an array that can change size at runtime. Appending to the end or erasing from the end is fast, but complexity is linear when inserting or erasing anywhere else in the vector. <text:span text:style-name="T3">Compare the </text:span><text:span text:style-name="Code_20_Inline"><text:span text:style-name="T3">deque</text:span></text:span><text:span text:style-name="T3"> and </text:span><text:span text:style-name="Code_20_Inline"><text:span text:style-name="T3">list</text:span></text:span><text:span text:style-name="T3"> versions of the high-card program. Pick the one you like more and modify it to work with </text:span><text:span text:style-name="Code_20_Inline"><text:span text:style-name="T3">vector</text:span></text:span><text:span text:style-name="T3">.</text:span> <text:span text:style-name="T4">My version of the program is in </text:span>Listing <text:variable-get text:name="chapter" office:value-type="float" style:data-style-name="N0">51</text:variable-get>-<text:reference-ref text:reference-format="text" text:ref-name="vector_card_code">9</text:reference-ref>.</text:p>
      <text:p text:style-name="Code_20_Caption">Listing <text:variable-get text:name="chapter" office:value-type="float" style:data-style-name="N0">51</text:variable-get>-<text:reference-mark-start text:name="vector_card_code"/><text:sequence text:ref-name="refText8" text:name="Text" text:formula="ooow:Text+1" style:num-format="1">9</text:sequence><text:reference-mark-end text:name="vector_card_code"/>. Playing high-card with a <text:span text:style-name="Code_20_Inline">vector</text:span></text:p>
      <text:p text:style-name="Code_20_First">#include &lt;iostream&gt;</text:p>
      <text:p text:style-name="Code">#include &lt;ostream&gt;</text:p>
      <text:p text:style-name="Code">#include &lt;vector&gt;</text:p>
      <text:p text:style-name="Code"/>
      <text:p text:style-name="Code">#include "card.hpp"</text:p>
      <text:p text:style-name="Code">#include "randomint.hpp"</text:p>
      <text:p text:style-name="Code"/>
      <text:p text:style-name="Code">int main()</text:p>
      <text:p text:style-name="Code">{</text:p>
      <text:p text:style-name="Code"><text:s text:c="2"/>std::vector&lt;card&gt; deck(52);</text:p>
      <text:p text:style-name="Code"><text:s text:c="2"/>std::generate(deck.begin(), deck.end(), card_generator());</text:p>
      <text:p text:style-name="Code"/>
      <text:p text:style-name="Code"><text:s text:c="2"/>for (int i(0); i != 10; ++i)</text:p>
      <text:p text:style-name="Code"><text:s text:c="2"/>{</text:p>
      <text:p text:style-name="Code"><text:s text:c="4"/>randomint picker(0, deck.size() - 1);</text:p>
      <text:p text:style-name="Code"/>
      <text:p text:style-name="Code"><text:s text:c="4"/>card computer_card(deck.at(picker()));</text:p>
      <text:p text:style-name="Code"><text:s text:c="4"/>std::cout &lt;&lt; "I picked " &lt;&lt; computer_card &lt;&lt; '\n';</text:p>
      <text:p text:style-name="Code"/>
      <text:p text:style-name="Code"><text:s text:c="4"/>card user_card(deck.at(picker()));</text:p>
      <text:p text:style-name="Code"><text:s text:c="4"/>std::cout &lt;&lt; "You picked " &lt;&lt; user_card &lt;&lt; '\n';</text:p>
      <text:p text:style-name="Code"/>
      <text:p text:style-name="Code"><text:s text:c="4"/>if (acehigh_compare(computer_card, user_card))</text:p>
      <text:p text:style-name="Code"><text:s text:c="6"/>std::cout &lt;&lt; "You win.\n";</text:p>
      <text:p text:style-name="Code"><text:s text:c="4"/>else</text:p>
      <text:p text:style-name="Code"><text:s text:c="6"/>std::cout &lt;&lt; "I win.\n";</text:p>
      <text:p text:style-name="Code"/>
      <text:p text:style-name="Code"><text:s text:c="4"/>// Remove the cards, then erase them.</text:p>
      <text:p text:style-name="Code"><text:s text:c="4"/>std::vector&lt;card&gt;::iterator</text:p>
      <text:p text:style-name="Code"><text:s text:c="6"/>end(std::remove(deck.begin(), deck.end(), computer_card));</text:p>
      <text:p text:style-name="Code"><text:s text:c="4"/>end = std::remove(deck.begin(), end, user_card);</text:p>
      <text:p text:style-name="Code"><text:s text:c="4"/>deck.erase(end, deck.end());</text:p>
      <text:p text:style-name="Code"><text:s text:c="2"/>}</text:p>
      <text:p text:style-name="Code_20_Last">}</text:p>
      <text:p text:style-name="Body_20_Text_20_Cont">Notice how you can change the program to use <text:span text:style-name="Code_20_Inline">vector</text:span> instead of a <text:span text:style-name="Code_20_Inline">deque</text:span> just by changing the type names. Their usage is quite similar. One key difference is that <text:span text:style-name="Code_20_Inline">deque</text:span> offers fast (constant complexity) insertion at the start of the container; something that <text:span text:style-name="Code_20_Inline">vector</text:span> lacks. The other key difference is that <text:span text:style-name="Code_20_Inline">vector</text:span> stores all of its elements in a single chunk of memory, which can be important when interfacing with external libraries. Neither of these factors matter here.</text:p>
      <text:p text:style-name="Heading_20_1"><text:soft-page-break/>Associative Containers</text:p>
      <text:p text:style-name="Body_20_Text_20_First">The associative containers offer rapid insertion, deletion, and lookup by controlling the order of elements in the container. The ordered associative containers store elements in a tree, ordered by a comparison functor (default is <text:span text:style-name="Code_20_Inline">std::less</text:span>, which uses <text:span text:style-name="Code_20_Inline">&lt;</text:span>), so insertion, erasure, and lookup occur with logarithmic complexity. The unordered containers use hash tables (according to a caller-supplied hash functor and equality functor) for access with constant complexity in the average case, but with a linear worst-case complexity. Consult any textbook on data structures and algorithms for more information about trees and and hash tables.<text:change-start text:change-id="ct164605976"/>here<text:change-end text:change-id="ct164605976"/></text:p>
      <text:p text:style-name="Body_20_Text">Sets store keys, and maps store key/value pairs. Multisets and multimaps allow duplicate keys. All equivalent keys are stored at adjacent locations in the container. Plain sets and maps require unique keys. If you try to insert a key that is already in the container, the new key is not inserted. Remember that equivalence in an ordered container is determined solely by calling the comparison functor: <text:span text:style-name="Code_20_Inline">compare(a,</text:span> <text:span text:style-name="Code_20_Inline">b)</text:span> is false and <text:span text:style-name="Code_20_Inline">compare(b,</text:span> <text:span text:style-name="Code_20_Inline">a)</text:span> is false means <text:span text:style-name="Code_20_Inline">a</text:span> and <text:span text:style-name="Code_20_Inline">b</text:span> are equivalent. Unordered containers call their equality functor to determine whether a key is a duplicate. The default is <text:span text:style-name="Code_20_Inline">std::equal</text:span>, which uses the <text:span text:style-name="Code_20_Inline">==</text:span> operator.</text:p>
      <text:p text:style-name="Body_20_Text">Because associative arrays store keys in an order that depends on the keys’ contents, you cannot modify the contents of a key that is stored in an associative container. That means you cannot use an associative container’s iterators as output iterators. Thus, if you want to implement the high-card program using an associative container, you cannot call <text:span text:style-name="Code_20_Inline">generate</text:span> to fill the deck of cards. Instead, use the <text:span text:style-name="Code_20_Inline">inserter</text:span> function to create an output iterator that fills the container. Listing <text:variable-get text:name="chapter" office:value-type="float" style:data-style-name="N0">51</text:variable-get>-<text:reference-ref text:reference-format="text" text:ref-name="set_high_card_code">10</text:reference-ref> shows how to use set to implement the high-card program.</text:p>
      <text:p text:style-name="Code_20_Caption">Listing <text:variable-get text:name="chapter" office:value-type="float" style:data-style-name="N0">51</text:variable-get>-<text:reference-mark-start text:name="set_high_card_code"/><text:sequence text:ref-name="refText9" text:name="Text" text:formula="ooow:Text+1" style:num-format="1">10</text:sequence><text:reference-mark-end text:name="set_high_card_code"/>. Playing high-card with a <text:span text:style-name="Code_20_Inline">set</text:span></text:p>
      <text:p text:style-name="Code_20_First">#include &lt;iostream&gt;</text:p>
      <text:p text:style-name="Code">#include &lt;iterator&gt;</text:p>
      <text:p text:style-name="Code">#include &lt;ostream&gt;</text:p>
      <text:p text:style-name="Code">#include &lt;set&gt;</text:p>
      <text:p text:style-name="Code"/>
      <text:p text:style-name="Code">#include "card.hpp"</text:p>
      <text:p text:style-name="Code">#include "randomint.hpp"</text:p>
      <text:p text:style-name="Code"/>
      <text:p text:style-name="Code">int main()</text:p>
      <text:p text:style-name="Code">{</text:p>
      <text:p text:style-name="Code"><text:s text:c="2"/>typedef std::set&lt;card, bool(*)(card, card)&gt; cardset;</text:p>
      <text:p text:style-name="Code"><text:s text:c="2"/>cardset deck(acehigh_compare);</text:p>
      <text:p text:style-name="Code"><text:s text:c="2"/>std::generate_n(std::inserter(deck, deck.begin()), 52, card_generator());</text:p>
      <text:p text:style-name="Code"/>
      <text:p text:style-name="Code"><text:s text:c="2"/>for (int i(0); i != 10; ++i)</text:p>
      <text:p text:style-name="Code"><text:s text:c="2"/>{</text:p>
      <text:p text:style-name="Code"><text:s text:c="4"/>randomint picker(0, deck.size() - 1);</text:p>
      <text:p text:style-name="Code"/>
      <text:p text:style-name="Code"><text:s text:c="4"/>cardset::iterator computer_pick(deck.begin());</text:p>
      <text:p text:style-name="Code"><text:s text:c="4"/>std::advance(computer_pick, picker());</text:p>
      <text:p text:style-name="Code"><text:s text:c="4"/>std::cout &lt;&lt; "I picked " &lt;&lt; *computer_pick &lt;&lt; '\n';</text:p>
      <text:p text:style-name="Code"/>
      <text:p text:style-name="Code"><text:s text:c="4"/>cardset::iterator user_pick(deck.begin());</text:p>
      <text:p text:style-name="Code"><text:s text:c="4"/>std::advance(user_pick, picker());</text:p>
      <text:p text:style-name="Code"><text:s text:c="4"/>std::cout &lt;&lt; "You picked " &lt;&lt; *user_pick &lt;&lt; '\n';</text:p>
      <text:p text:style-name="Code"/>
      <text:p text:style-name="Code"><text:soft-page-break/><text:s text:c="4"/>if (acehigh_compare(*computer_pick, *user_pick))</text:p>
      <text:p text:style-name="Code"><text:s text:c="6"/>std::cout &lt;&lt; "You win.\n";</text:p>
      <text:p text:style-name="Code"><text:s text:c="4"/>else</text:p>
      <text:p text:style-name="Code"><text:s text:c="6"/>std::cout &lt;&lt; "I win.\n";</text:p>
      <text:p text:style-name="Code"/>
      <text:p text:style-name="Code"><text:s text:c="4"/>// Discard the two cards.</text:p>
      <text:p text:style-name="Code"><text:s text:c="4"/>deck.erase(computer_pick);</text:p>
      <text:p text:style-name="Code"><text:s text:c="4"/>deck.erase(user_pick);</text:p>
      <text:p text:style-name="Code"><text:s text:c="2"/>}</text:p>
      <text:p text:style-name="Code_20_Last">}</text:p>
      <text:p text:style-name="Body_20_Text_20_Cont">One difficulty when using the associative containers arises when you use a custom compare functor (for ordered containers) or custom equality and hash functors (for unordered containers). You must specify the functor type as a template argument. When you construct a container object, pass a functor as an argument to the constructor. The functor must be an instance of the type that you specified in the template specialization.</text:p>
      <text:p text:style-name="Body_20_Text">For example, Listing <text:variable-get text:name="chapter" office:value-type="float" style:data-style-name="N0">51</text:variable-get>-<text:reference-ref text:reference-format="text" text:ref-name="set_high_card_code">10</text:reference-ref> uses the <text:span text:style-name="Code_20_Inline">acehigh_compare</text:span> function, which it passes to the constructor for <text:span text:style-name="Code_20_Inline">deck</text:span>. Because <text:span text:style-name="Code_20_Inline">acehigh_compare</text:span> is a function, you must specify a function type as the template argument. The syntax is a little odd: it looks like a function signature, but with <text:span text:style-name="Code_20_Inline">(*)</text:span> instead of a function name. In other words, start with the return type <text:span text:style-name="Code_20_Inline">bool</text:span>, then use <text:span text:style-name="Code_20_Inline">(*)</text:span> as the function name, and then give the function parameter types in parentheses:</text:p>
      <text:p text:style-name="Code_20_Single"><text:hidden-text text:condition="ooow:" text:string-value=".txt" text:is-hidden="true"/>bool (*)(card a, card b)</text:p>
      <text:p text:style-name="Body_20_Text">Another approach is to specialize the <text:span text:style-name="Code_20_Inline">std::less</text:span> function for type <text:span text:style-name="Code_20_Inline">card</text:span>. The explicit specialization would implement the function call operator to call <text:span text:style-name="Code_20_Inline">acehigh_compare</text:span>. Taking advantage of the specialization, you could use the default template argument and constructor arguments. The specialization should inherit from <text:span text:style-name="Code_20_Inline">std::binary_function</text:span> (declared in <text:span text:style-name="Code_20_Inline">&lt;functional&gt;</text:span>), which is a class template of three arguments. The first two arguments are the operand types and the third argument is the result type. The functor should provide a function call operator that uses those three types and implements the strict weak ordering function for your container. Listing <text:variable-get text:name="chapter" office:value-type="float" style:data-style-name="N0">51</text:variable-get>-<text:reference-ref text:reference-format="text" text:ref-name="less_card_code">11</text:reference-ref> shows yet another version of the high-card program, this time using a specialization of <text:span text:style-name="Code_20_Inline">less</text:span>.</text:p>
      <text:p text:style-name="Code_20_Caption">Listing <text:variable-get text:name="chapter" office:value-type="float" style:data-style-name="N0">51</text:variable-get>-<text:reference-mark-start text:name="less_card_code"/><text:sequence text:ref-name="refText10" text:name="Text" text:formula="ooow:Text+1" style:num-format="1">11</text:sequence><text:reference-mark-end text:name="less_card_code"/>. Playing high-card using an explicit specialization of <text:span text:style-name="Code_20_Inline">std::less</text:span></text:p>
      <text:p text:style-name="Code_20_First">#include &lt;functional&gt;</text:p>
      <text:p text:style-name="Code">#include &lt;iostream&gt;</text:p>
      <text:p text:style-name="Code">#include &lt;iterator&gt;</text:p>
      <text:p text:style-name="Code">#include &lt;ostream&gt;</text:p>
      <text:p text:style-name="Code">#include &lt;set&gt;</text:p>
      <text:p text:style-name="Code"/>
      <text:p text:style-name="Code">#include "card.hpp"</text:p>
      <text:p text:style-name="Code">#include "randomint.hpp"</text:p>
      <text:p text:style-name="Code"/>
      <text:p text:style-name="Code">namespace std</text:p>
      <text:p text:style-name="Code">{</text:p>
      <text:p text:style-name="Code"><text:s text:c="2"/>template&lt;&gt;</text:p>
      <text:p text:style-name="Code"><text:s text:c="2"/>class less&lt;card&gt; : std::binary_function&lt;card, card, bool&gt;</text:p>
      <text:p text:style-name="Code"><text:s text:c="2"/>{</text:p>
      <text:p text:style-name="Code"><text:s text:c="2"/>public:</text:p>
      <text:p text:style-name="Code"><text:s text:c="4"/>bool operator()(card a, card b) const { return acehigh_compare(a, b); }</text:p>
      <text:p text:style-name="Code"><text:s text:c="2"/>};</text:p>
      <text:p text:style-name="Code"><text:soft-page-break/>}</text:p>
      <text:p text:style-name="Code"/>
      <text:p text:style-name="Code">int main()</text:p>
      <text:p text:style-name="Code">{</text:p>
      <text:p text:style-name="Code_20_Bold"><text:s text:c="2"/>typedef std::set&lt;card&gt; cardset;</text:p>
      <text:p text:style-name="Code_20_Bold"><text:s text:c="2"/>cardset deck;</text:p>
      <text:p text:style-name="Code"><text:s text:c="2"/>std::generate_n(std::inserter(deck, deck.begin()), 52, card_generator());</text:p>
      <text:p text:style-name="Code"/>
      <text:p text:style-name="Code"><text:s text:c="2"/>for (int i(0); i != 10; ++i)</text:p>
      <text:p text:style-name="Code"><text:s text:c="2"/>{</text:p>
      <text:p text:style-name="Code"><text:s text:c="4"/>randomint picker(0, deck.size() - 1);</text:p>
      <text:p text:style-name="Code"/>
      <text:p text:style-name="Code"><text:s text:c="4"/>cardset::iterator computer_pick(deck.begin());</text:p>
      <text:p text:style-name="Code"><text:s text:c="4"/>std::advance(computer_pick, picker());</text:p>
      <text:p text:style-name="Code"><text:s text:c="4"/>std::cout &lt;&lt; "I picked " &lt;&lt; *computer_pick &lt;&lt; '\n';</text:p>
      <text:p text:style-name="Code"/>
      <text:p text:style-name="Code"><text:s text:c="4"/>cardset::iterator user_pick(deck.begin());</text:p>
      <text:p text:style-name="Code"><text:s text:c="4"/>std::advance(user_pick, picker());</text:p>
      <text:p text:style-name="Code"><text:s text:c="4"/>std::cout &lt;&lt; "You picked " &lt;&lt; *user_pick &lt;&lt; '\n';</text:p>
      <text:p text:style-name="Code"/>
      <text:p text:style-name="Code"><text:s text:c="4"/>if (acehigh_compare(*computer_pick, *user_pick))</text:p>
      <text:p text:style-name="Code"><text:s text:c="6"/>std::cout &lt;&lt; "You win.\n";</text:p>
      <text:p text:style-name="Code"><text:s text:c="4"/>else</text:p>
      <text:p text:style-name="Code"><text:s text:c="6"/>std::cout &lt;&lt; "I win.\n";</text:p>
      <text:p text:style-name="Code"/>
      <text:p text:style-name="Code"><text:s text:c="4"/>// Discard the two cards.</text:p>
      <text:p text:style-name="Code"><text:s text:c="4"/>deck.erase(computer_pick);</text:p>
      <text:p text:style-name="Code"><text:s text:c="4"/>deck.erase(user_pick);</text:p>
      <text:p text:style-name="Code"><text:s text:c="2"/>}</text:p>
      <text:p text:style-name="Code_20_Last">}</text:p>
      <text:p text:style-name="Body_20_Text_20_Cont">If you have TR1, write an explicit specialization of <text:span text:style-name="Code_20_Inline">std::hash&lt;card&gt;</text:span>. Listing <text:variable-get text:name="chapter" office:value-type="float" style:data-style-name="N0">51</text:variable-get>-<text:reference-ref text:reference-format="text" text:ref-name="hash_rational_code">1</text:reference-ref> should be able to help. The <text:span text:style-name="T1">card.hpp</text:span> header already declares <text:span text:style-name="Code_20_Inline">operator==</text:span> for card, so you should be ready to <text:span text:style-name="T3">rewrite the high-card program one last time, this time for </text:span><text:span text:style-name="Code_20_Inline"><text:span text:style-name="T3">unordered_set</text:span></text:span><text:span text:style-name="T3">.</text:span><text:span text:style-name="T4"> Compare your solution with Listing </text:span><text:span text:style-name="T4"><text:variable-get text:name="chapter" office:value-type="float" style:data-style-name="N0">51</text:variable-get></text:span><text:span text:style-name="T4">-</text:span><text:span text:style-name="T4"><text:reference-ref text:reference-format="text" text:ref-name="unordered_set_card_code">12</text:reference-ref></text:span><text:span text:style-name="T4">.</text:span></text:p>
      <text:p text:style-name="Code_20_Caption">Listing <text:variable-get text:name="chapter" office:value-type="float" style:data-style-name="N0">51</text:variable-get>-<text:reference-mark-start text:name="unordered_set_card_code"/><text:sequence text:ref-name="refText11" text:name="Text" text:formula="ooow:Text+1" style:num-format="1">12</text:sequence><text:reference-mark-end text:name="unordered_set_card_code"/>. Playing high-card with an <text:span text:style-name="Code_20_Inline">unordered_set</text:span></text:p>
      <text:p text:style-name="Code_20_First">#include &lt;functional&gt;</text:p>
      <text:p text:style-name="Code">#include &lt;iostream&gt;</text:p>
      <text:p text:style-name="Code">#include &lt;iterator&gt;</text:p>
      <text:p text:style-name="Code">#include &lt;ostream&gt;</text:p>
      <text:p text:style-name="Code">#include &lt;unordered_set&gt;</text:p>
      <text:p text:style-name="Code"/>
      <text:p text:style-name="Code">#include "card.hpp"</text:p>
      <text:p text:style-name="Code">#include "randomint.hpp"</text:p>
      <text:p text:style-name="Code"/>
      <text:p text:style-name="Code">namespace std { namespace tr1</text:p>
      <text:p text:style-name="Code">{</text:p>
      <text:p text:style-name="Code"><text:s text:c="2"/>template&lt;&gt;</text:p>
      <text:p text:style-name="Code"><text:s text:c="2"/>class hash&lt;card&gt;</text:p>
      <text:p text:style-name="Code"><text:s text:c="2"/>{</text:p>
      <text:p text:style-name="Code"><text:s text:c="2"/>public:</text:p>
      <text:p text:style-name="Code"><text:s text:c="4"/>std::size_t operator()(card a)</text:p>
      <text:p text:style-name="Code"><text:soft-page-break/><text:s text:c="4"/>const</text:p>
      <text:p text:style-name="Code"><text:s text:c="4"/>{</text:p>
      <text:p text:style-name="Code"><text:s text:c="6"/>return hash&lt;card::suit&gt;()(a.get_suit()) + hash&lt;card::rank&gt;()(a.get_rank());</text:p>
      <text:p text:style-name="Code"><text:s text:c="4"/>}</text:p>
      <text:p text:style-name="Code"><text:s text:c="2"/>};</text:p>
      <text:p text:style-name="Code">} }</text:p>
      <text:p text:style-name="Code"/>
      <text:p text:style-name="Code">int main()</text:p>
      <text:p text:style-name="Code">{</text:p>
      <text:p text:style-name="Code_20_Bold"><text:s text:c="2"/>typedef std::tr1::unordered_set&lt;card&gt; cardset;</text:p>
      <text:p text:style-name="Code"><text:s text:c="2"/>cardset deck;</text:p>
      <text:p text:style-name="Code"><text:s text:c="2"/>std::generate_n(std::inserter(deck, deck.begin()), 52, card_generator());</text:p>
      <text:p text:style-name="Code"/>
      <text:p text:style-name="Code"><text:s text:c="2"/>for (int i(0); i != 10; ++i)</text:p>
      <text:p text:style-name="Code"><text:s text:c="2"/>{</text:p>
      <text:p text:style-name="Code"><text:s text:c="4"/>randomint picker(0, deck.size() - 1);</text:p>
      <text:p text:style-name="Code"/>
      <text:p text:style-name="Code"><text:s text:c="4"/>cardset::iterator computer_pick(deck.begin());</text:p>
      <text:p text:style-name="Code"><text:s text:c="4"/>std::advance(computer_pick, picker());</text:p>
      <text:p text:style-name="Code"><text:s text:c="4"/>std::cout &lt;&lt; "I picked " &lt;&lt; *computer_pick &lt;&lt; '\n';</text:p>
      <text:p text:style-name="Code"/>
      <text:p text:style-name="Code"><text:s text:c="4"/>cardset::iterator user_pick(deck.begin());</text:p>
      <text:p text:style-name="Code"><text:s text:c="4"/>std::advance(user_pick, picker());</text:p>
      <text:p text:style-name="Code"><text:s text:c="4"/>std::cout &lt;&lt; "You picked " &lt;&lt; *user_pick &lt;&lt; '\n';</text:p>
      <text:p text:style-name="Code"/>
      <text:p text:style-name="Code"><text:s text:c="4"/>if (acehigh_compare(*computer_pick, *user_pick))</text:p>
      <text:p text:style-name="Code"><text:s text:c="6"/>std::cout &lt;&lt; "You win.\n";</text:p>
      <text:p text:style-name="Code"><text:s text:c="4"/>else</text:p>
      <text:p text:style-name="Code"><text:s text:c="6"/>std::cout &lt;&lt; "I win.\n";</text:p>
      <text:p text:style-name="Code"/>
      <text:p text:style-name="Code"><text:s text:c="4"/>// Discard the two cards.</text:p>
      <text:p text:style-name="Code"><text:s text:c="4"/>deck.erase(computer_pick);</text:p>
      <text:p text:style-name="Code"><text:s text:c="4"/>deck.erase(user_pick);</text:p>
      <text:p text:style-name="Code"><text:s text:c="2"/>}</text:p>
      <text:p text:style-name="Code_20_Last">}</text:p>
      <text:p text:style-name="Body_20_Text_20_Cont">The next exploration starts a completely different journey, one involving world travels to exotic locations, where natives speak exotic languages and use exotic character sets. The journey also touches on new and interesting uses for templates.<text:change-start text:change-id="ct164284848"/></text:p>
      <text:p text:style-name="Body_20_Text"/>
      <text:p text:style-name="Body_20_Text">I would have used enums for the suits and card values rather than const ints.</text:p>
      <text:p text:style-name="Body_20_Text"><text:change-end text:change-id="ct164284848"/><text:change-start text:change-id="ct164296408"/>The book has not yet introduced enum.<text:change-end text:change-id="ct1642964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51 - Containers</dc:title>
    <dc:subject>Exploring C++</dc:subject>
    <meta:initial-creator>Ray Lischner</meta:initial-creator>
    <meta:creation-date>2006-03-30T10:01:31</meta:creation-date>
    <dc:creator>Ray Lischner</dc:creator>
    <dc:date>2008-09-12T22:13:00</dc:date>
    <meta:editing-cycles>249</meta:editing-cycles>
    <meta:editing-duration>P4DT14H42M43S</meta:editing-duration>
    <meta:user-defined meta:name="codex-configfile">apress-cpp-dox.xml</meta:user-defined>
    <meta:user-defined meta:name="codex-chapter-number">51</meta:user-defined>
    <meta:user-defined meta:name="codex-doxygen"/>
    <meta:user-defined meta:name="Info 4"/>
    <meta:document-statistic meta:table-count="1" meta:image-count="0" meta:object-count="0" meta:page-count="20" meta:paragraph-count="601" meta:word-count="7013" meta:character-count="43367"/>
  </office:meta>
</office:document-meta>
</file>